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ejaVu Sans Mono" svg:font-family="'DejaVu Sans Mono'" style:font-adornments="Regular" style:font-pitch="fixed"/>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table:align="margins" style:writing-mode="rl-tb"/>
    </style:style>
    <style:style style:name="Table1.A" style:family="table-column">
      <style:table-column-properties style:column-width="1.116in" style:rel-column-width="10915*"/>
    </style:style>
    <style:style style:name="Table1.B" style:family="table-column">
      <style:table-column-properties style:column-width="1.209in" style:rel-column-width="11825*"/>
    </style:style>
    <style:style style:name="Table1.C" style:family="table-column">
      <style:table-column-properties style:column-width="1.3799in" style:rel-column-width="13496*"/>
    </style:style>
    <style:style style:name="Table1.D" style:family="table-column">
      <style:table-column-properties style:column-width="1.4979in" style:rel-column-width="14651*"/>
    </style:style>
    <style:style style:name="Table1.E" style:family="table-column">
      <style:table-column-properties style:column-width="1.4972in" style:rel-column-width="1464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writing-mode="rl-tb"/>
      <style:text-properties fo:font-size="10pt" style:text-underline-style="solid" style:text-underline-width="auto" style:text-underline-color="font-color" style:font-size-asian="10pt" style:font-size-complex="10pt"/>
    </style:style>
    <style:style style:name="P2" style:family="paragraph" style:parent-style-name="Text_20_body">
      <style:paragraph-properties fo:text-align="end" style:justify-single-word="false" style:writing-mode="rl-tb"/>
      <style:text-properties fo:font-style="italic" style:font-style-asian="italic" style:font-style-complex="italic"/>
    </style:style>
    <style:style style:name="P3" style:family="paragraph" style:parent-style-name="Text_20_body">
      <style:paragraph-properties fo:text-align="end" style:justify-single-word="false" style:writing-mode="rl-tb"/>
      <style:text-properties style:font-name="Courier New1" fo:font-weight="normal" officeooo:rsid="0123cf8b" officeooo:paragraph-rsid="0123cf8b" style:font-weight-asian="normal" style:font-weight-complex="normal"/>
    </style:style>
    <style:style style:name="P4" style:family="paragraph" style:parent-style-name="Text_20_body">
      <style:paragraph-properties fo:text-align="end" style:justify-single-word="false" style:writing-mode="rl-tb"/>
      <style:text-properties officeooo:rsid="0123cf8b" officeooo:paragraph-rsid="0123cf8b"/>
    </style:style>
    <style:style style:name="P5" style:family="paragraph" style:parent-style-name="Text_20_body">
      <style:paragraph-properties fo:text-align="end" style:justify-single-word="false" style:writing-mode="rl-tb"/>
      <style:text-properties officeooo:paragraph-rsid="01ce8be7"/>
    </style:style>
    <style:style style:name="P6" style:family="paragraph" style:parent-style-name="Text_20_body">
      <style:paragraph-properties fo:text-align="end" style:justify-single-word="false" style:writing-mode="rl-tb"/>
      <style:text-properties officeooo:paragraph-rsid="01d0bb10"/>
    </style:style>
    <style:style style:name="P7" style:family="paragraph" style:parent-style-name="Text_20_body">
      <style:paragraph-properties fo:text-align="end" style:justify-single-word="false" style:writing-mode="rl-tb"/>
      <style:text-properties officeooo:paragraph-rsid="01d99f71"/>
    </style:style>
    <style:style style:name="P8" style:family="paragraph" style:parent-style-name="Text_20_body">
      <style:paragraph-properties fo:text-align="end" style:justify-single-word="false" style:writing-mode="rl-tb"/>
      <style:text-properties officeooo:rsid="01b25c59" officeooo:paragraph-rsid="021dac86"/>
    </style:style>
    <style:style style:name="P9" style:family="paragraph" style:parent-style-name="Text_20_body">
      <style:paragraph-properties fo:text-align="end" style:justify-single-word="false" style:writing-mode="rl-tb"/>
      <style:text-properties officeooo:rsid="01b25c59" officeooo:paragraph-rsid="02214f5e"/>
    </style:style>
    <style:style style:name="P10" style:family="paragraph" style:parent-style-name="Text_20_body">
      <style:paragraph-properties fo:text-align="end" style:justify-single-word="false" style:writing-mode="rl-tb"/>
      <style:text-properties officeooo:rsid="01b27284" officeooo:paragraph-rsid="021dac86"/>
    </style:style>
    <style:style style:name="P11" style:family="paragraph" style:parent-style-name="Text_20_body">
      <style:paragraph-properties fo:text-align="end" style:justify-single-word="false" style:writing-mode="rl-tb"/>
      <style:text-properties officeooo:rsid="01be9ab9" officeooo:paragraph-rsid="021dac86"/>
    </style:style>
    <style:style style:name="P12" style:family="paragraph" style:parent-style-name="Text_20_body">
      <style:paragraph-properties fo:text-align="end" style:justify-single-word="false" style:writing-mode="rl-tb"/>
      <style:text-properties officeooo:rsid="01c212ba" officeooo:paragraph-rsid="021dac86"/>
    </style:style>
    <style:style style:name="P13" style:family="paragraph" style:parent-style-name="Text_20_body">
      <style:paragraph-properties fo:text-align="end" style:justify-single-word="false" style:writing-mode="rl-tb"/>
      <style:text-properties officeooo:rsid="01c741c9" officeooo:paragraph-rsid="01c741c9"/>
    </style:style>
    <style:style style:name="P14" style:family="paragraph" style:parent-style-name="Text_20_body">
      <style:paragraph-properties fo:text-align="end" style:justify-single-word="false" style:writing-mode="rl-tb"/>
      <style:text-properties officeooo:rsid="01c741c9" officeooo:paragraph-rsid="01c9a5c7"/>
    </style:style>
    <style:style style:name="P15" style:family="paragraph" style:parent-style-name="Text_20_body">
      <style:paragraph-properties fo:text-align="end" style:justify-single-word="false" style:writing-mode="rl-tb"/>
      <style:text-properties officeooo:rsid="01c741c9" officeooo:paragraph-rsid="01ce8be7"/>
    </style:style>
    <style:style style:name="P16" style:family="paragraph" style:parent-style-name="Text_20_body">
      <style:paragraph-properties fo:text-align="end" style:justify-single-word="false" style:writing-mode="rl-tb"/>
      <style:text-properties officeooo:rsid="01c7b421" officeooo:paragraph-rsid="01c7b421"/>
    </style:style>
    <style:style style:name="P17" style:family="paragraph" style:parent-style-name="Text_20_body">
      <style:paragraph-properties fo:text-align="end" style:justify-single-word="false" style:writing-mode="rl-tb"/>
      <style:text-properties officeooo:rsid="01c8d83c" officeooo:paragraph-rsid="01c8d83c"/>
    </style:style>
    <style:style style:name="P18" style:family="paragraph" style:parent-style-name="Text_20_body">
      <style:paragraph-properties fo:text-align="end" style:justify-single-word="false" style:writing-mode="rl-tb"/>
      <style:text-properties officeooo:rsid="01c95d28" officeooo:paragraph-rsid="01c95d28"/>
    </style:style>
    <style:style style:name="P19" style:family="paragraph" style:parent-style-name="Text_20_body">
      <style:paragraph-properties fo:text-align="end" style:justify-single-word="false" style:writing-mode="rl-tb"/>
      <style:text-properties officeooo:rsid="01c95d28" officeooo:paragraph-rsid="01ca0430"/>
    </style:style>
    <style:style style:name="P20" style:family="paragraph" style:parent-style-name="Text_20_body">
      <style:paragraph-properties fo:text-align="end" style:justify-single-word="false" style:writing-mode="rl-tb"/>
      <style:text-properties officeooo:rsid="01ca0430" officeooo:paragraph-rsid="01d048b2"/>
    </style:style>
    <style:style style:name="P21" style:family="paragraph" style:parent-style-name="Text_20_body">
      <style:paragraph-properties fo:text-align="end" style:justify-single-word="false" style:writing-mode="rl-tb"/>
      <style:text-properties officeooo:rsid="01d048b2" officeooo:paragraph-rsid="01d048b2"/>
    </style:style>
    <style:style style:name="P22" style:family="paragraph" style:parent-style-name="Text_20_body">
      <style:paragraph-properties fo:text-align="end" style:justify-single-word="false" style:writing-mode="rl-tb"/>
      <style:text-properties officeooo:rsid="01d2968b" officeooo:paragraph-rsid="01d2968b"/>
    </style:style>
    <style:style style:name="P23" style:family="paragraph" style:parent-style-name="Text_20_body">
      <style:paragraph-properties fo:text-align="end" style:justify-single-word="false" style:writing-mode="rl-tb"/>
      <style:text-properties officeooo:rsid="01dd4fac" officeooo:paragraph-rsid="01dd4fac"/>
    </style:style>
    <style:style style:name="P24" style:family="paragraph" style:parent-style-name="Text_20_body">
      <style:paragraph-properties fo:text-align="end" style:justify-single-word="false" style:writing-mode="rl-tb"/>
      <style:text-properties officeooo:rsid="01ddb135" officeooo:paragraph-rsid="01ddb135"/>
    </style:style>
    <style:style style:name="P25" style:family="paragraph" style:parent-style-name="Text_20_body">
      <style:paragraph-properties fo:text-align="end" style:justify-single-word="false" style:writing-mode="rl-tb"/>
      <style:text-properties officeooo:rsid="01df92a0" officeooo:paragraph-rsid="01f68d8a"/>
    </style:style>
    <style:style style:name="P26" style:family="paragraph" style:parent-style-name="Text_20_body">
      <style:paragraph-properties fo:text-align="end" style:justify-single-word="false" style:writing-mode="rl-tb"/>
      <style:text-properties officeooo:rsid="01ed2a13" officeooo:paragraph-rsid="01f032ee"/>
    </style:style>
    <style:style style:name="P27" style:family="paragraph" style:parent-style-name="Text_20_body">
      <style:paragraph-properties fo:text-align="end" style:justify-single-word="false" style:writing-mode="rl-tb"/>
      <style:text-properties officeooo:rsid="01f7ded1" officeooo:paragraph-rsid="01f7ded1"/>
    </style:style>
    <style:style style:name="P28" style:family="paragraph" style:parent-style-name="Text_20_body">
      <style:paragraph-properties fo:text-align="end" style:justify-single-word="false" style:writing-mode="rl-tb"/>
      <style:text-properties officeooo:rsid="0596ca4a" officeooo:paragraph-rsid="01fb90c7"/>
    </style:style>
    <style:style style:name="P29" style:family="paragraph" style:parent-style-name="Text_20_body">
      <style:paragraph-properties fo:text-align="end" style:justify-single-word="false" style:writing-mode="rl-tb"/>
      <style:text-properties officeooo:rsid="0596ca4a" officeooo:paragraph-rsid="01fcf33a"/>
    </style:style>
    <style:style style:name="P30" style:family="paragraph" style:parent-style-name="Text_20_body">
      <style:paragraph-properties fo:text-align="end" style:justify-single-word="false" style:writing-mode="rl-tb"/>
      <style:text-properties officeooo:rsid="0592d04b" officeooo:paragraph-rsid="0203e344"/>
    </style:style>
    <style:style style:name="P31" style:family="paragraph" style:parent-style-name="Text_20_body">
      <style:paragraph-properties fo:text-align="end" style:justify-single-word="false" style:writing-mode="rl-tb"/>
      <style:text-properties officeooo:rsid="0592d04b" officeooo:paragraph-rsid="021003a2"/>
    </style:style>
    <style:style style:name="P32" style:family="paragraph" style:parent-style-name="Text_20_body">
      <style:paragraph-properties fo:text-align="end" style:justify-single-word="false" style:writing-mode="rl-tb"/>
      <style:text-properties officeooo:rsid="0592d04b" officeooo:paragraph-rsid="02108a20"/>
    </style:style>
    <style:style style:name="P33" style:family="paragraph" style:parent-style-name="Text_20_body">
      <style:paragraph-properties fo:text-align="end" style:justify-single-word="false" style:writing-mode="rl-tb"/>
      <style:text-properties officeooo:rsid="02062dd4" officeooo:paragraph-rsid="020eab66"/>
    </style:style>
    <style:style style:name="P34" style:family="paragraph" style:parent-style-name="Text_20_body">
      <style:paragraph-properties fo:text-align="end" style:justify-single-word="false" style:writing-mode="rl-tb"/>
      <style:text-properties fo:language="en" fo:country="US" officeooo:rsid="01b53fec" officeooo:paragraph-rsid="021dac86"/>
    </style:style>
    <style:style style:name="P35" style:family="paragraph" style:parent-style-name="Text_20_body">
      <style:paragraph-properties fo:text-align="end" style:justify-single-word="false" style:writing-mode="rl-tb"/>
      <style:text-properties fo:language="en" fo:country="US" officeooo:rsid="01bd4214" officeooo:paragraph-rsid="021dac86"/>
    </style:style>
    <style:style style:name="P36" style:family="paragraph" style:parent-style-name="Text_20_body">
      <style:paragraph-properties fo:text-align="end" style:justify-single-word="false" style:writing-mode="rl-tb"/>
      <style:text-properties fo:language="en" fo:country="US" officeooo:rsid="01be9ab9" officeooo:paragraph-rsid="021dac86"/>
    </style:style>
    <style:style style:name="P37" style:family="paragraph" style:parent-style-name="Text_20_body">
      <style:paragraph-properties fo:text-align="end" style:justify-single-word="false" style:writing-mode="rl-tb"/>
      <style:text-properties fo:language="en" fo:country="US" officeooo:rsid="01c74860" officeooo:paragraph-rsid="01c74860"/>
    </style:style>
    <style:style style:name="P38" style:family="paragraph" style:parent-style-name="Text_20_body">
      <style:paragraph-properties fo:text-align="end" style:justify-single-word="false" style:writing-mode="rl-tb"/>
      <style:text-properties fo:language="en" fo:country="US" officeooo:rsid="01c95d28" officeooo:paragraph-rsid="01c95d28"/>
    </style:style>
    <style:style style:name="P39" style:family="paragraph" style:parent-style-name="Text_20_body">
      <style:paragraph-properties fo:text-align="end" style:justify-single-word="false" style:writing-mode="rl-tb"/>
      <style:text-properties fo:language="en" fo:country="US" fo:font-weight="normal" officeooo:rsid="020b8a98" officeooo:paragraph-rsid="02108a20" style:font-weight-asian="normal" style:font-weight-complex="normal"/>
    </style:style>
    <style:style style:name="P40" style:family="paragraph" style:parent-style-name="Text_20_body">
      <style:paragraph-properties fo:text-align="end" style:justify-single-word="false" style:writing-mode="rl-tb"/>
      <style:text-properties fo:language="en" fo:country="US" fo:font-weight="normal" officeooo:rsid="01df7698" officeooo:paragraph-rsid="021dac86" style:font-weight-asian="normal" style:font-weight-complex="normal"/>
    </style:style>
    <style:style style:name="P41" style:family="paragraph" style:parent-style-name="Text_20_body">
      <style:paragraph-properties fo:text-align="end" style:justify-single-word="false" style:writing-mode="rl-tb"/>
      <style:text-properties fo:language="en" fo:country="US" officeooo:rsid="01dd4494" officeooo:paragraph-rsid="021dac86"/>
    </style:style>
    <style:style style:name="P42" style:family="paragraph" style:parent-style-name="Text_20_body">
      <style:paragraph-properties fo:text-align="end" style:justify-single-word="false" style:writing-mode="rl-tb"/>
      <style:text-properties fo:language="en" fo:country="US" officeooo:rsid="01df7698" officeooo:paragraph-rsid="021dac86"/>
    </style:style>
    <style:style style:name="P43" style:family="paragraph" style:parent-style-name="Text_20_body">
      <style:paragraph-properties fo:text-align="end" style:justify-single-word="false" style:writing-mode="rl-tb"/>
      <style:text-properties officeooo:rsid="01c9a5c7" officeooo:paragraph-rsid="01c9a5c7"/>
    </style:style>
    <style:style style:name="P44" style:family="paragraph" style:parent-style-name="Text_20_body">
      <style:paragraph-properties fo:text-align="end" style:justify-single-word="false" style:writing-mode="rl-tb"/>
      <style:text-properties officeooo:rsid="01e8f59d" officeooo:paragraph-rsid="021dac86"/>
    </style:style>
    <style:style style:name="P45" style:family="paragraph" style:parent-style-name="Standard">
      <style:paragraph-properties fo:text-align="center" style:justify-single-word="false" style:writing-mode="rl-tb"/>
    </style:style>
    <style:style style:name="P46" style:family="paragraph" style:parent-style-name="Standard">
      <style:paragraph-properties fo:text-align="center" style:justify-single-word="false" style:writing-mode="rl-tb"/>
      <style:text-properties officeooo:paragraph-rsid="00173214"/>
    </style:style>
    <style:style style:name="P47" style:family="paragraph" style:parent-style-name="Standard">
      <style:paragraph-properties fo:text-align="center" style:justify-single-word="false" style:writing-mode="rl-tb"/>
      <style:text-properties officeooo:paragraph-rsid="0018ddab"/>
    </style:style>
    <style:style style:name="P48" style:family="paragraph" style:parent-style-name="Standard">
      <style:paragraph-properties fo:text-align="end" style:justify-single-word="false" style:writing-mode="rl-tb"/>
    </style:style>
    <style:style style:name="P49" style:family="paragraph" style:parent-style-name="Standard">
      <style:paragraph-properties fo:text-align="end" style:justify-single-word="false" style:writing-mode="rl-tb"/>
      <style:text-properties officeooo:paragraph-rsid="01235216"/>
    </style:style>
    <style:style style:name="P50" style:family="paragraph" style:parent-style-name="Standard">
      <style:paragraph-properties fo:text-align="center" style:justify-single-word="false" style:writing-mode="rl-tb"/>
      <style:text-properties style:use-window-font-color="true"/>
    </style:style>
    <style:style style:name="P51" style:family="paragraph" style:parent-style-name="Heading_20_2">
      <style:paragraph-properties fo:text-align="end" style:justify-single-word="false" style:writing-mode="rl-tb"/>
      <style:text-properties officeooo:rsid="05735d0c" officeooo:paragraph-rsid="01fb90c7"/>
    </style:style>
    <style:style style:name="P52" style:family="paragraph" style:parent-style-name="Heading_20_1">
      <style:paragraph-properties fo:text-align="center" style:justify-single-word="false" style:writing-mode="rl-tb"/>
      <style:text-properties fo:font-weight="bold" style:font-weight-asian="bold" style:font-weight-complex="bold"/>
    </style:style>
    <style:style style:name="P53" style:family="paragraph" style:parent-style-name="Heading_20_2">
      <style:paragraph-properties fo:break-before="page"/>
      <style:text-properties officeooo:paragraph-rsid="00d97ba5"/>
    </style:style>
    <style:style style:name="P54" style:family="paragraph" style:parent-style-name="Heading_20_2">
      <style:paragraph-properties fo:break-before="page"/>
      <style:text-properties officeooo:paragraph-rsid="01c54e92"/>
    </style:style>
    <style:style style:name="P55" style:family="paragraph" style:parent-style-name="Heading_20_2">
      <style:paragraph-properties fo:break-before="page"/>
      <style:text-properties officeooo:paragraph-rsid="005cabde"/>
    </style:style>
    <style:style style:name="P56" style:family="paragraph" style:parent-style-name="Heading_20_2">
      <style:paragraph-properties fo:break-before="page"/>
      <style:text-properties officeooo:paragraph-rsid="01fab7c4"/>
    </style:style>
    <style:style style:name="P57" style:family="paragraph" style:parent-style-name="Heading_20_2">
      <style:paragraph-properties fo:break-before="page"/>
      <style:text-properties officeooo:paragraph-rsid="01fff46a"/>
    </style:style>
    <style:style style:name="P58" style:family="paragraph" style:parent-style-name="Heading_20_2">
      <style:paragraph-properties fo:margin-top="0.1665in" fo:margin-bottom="0.0835in" loext:contextual-spacing="false" fo:text-align="end" style:justify-single-word="false" fo:break-before="page" style:writing-mode="rl-tb"/>
      <style:text-properties officeooo:paragraph-rsid="0123cf8b"/>
    </style:style>
    <style:style style:name="P59" style:family="paragraph" style:parent-style-name="Text_20_body">
      <style:paragraph-properties fo:margin-top="0in" fo:margin-bottom="0in" loext:contextual-spacing="false" fo:text-align="start" style:justify-single-word="false" style:writing-mode="lr-tb"/>
      <style:text-properties officeooo:rsid="0596ca4a" officeooo:paragraph-rsid="01fb90c7"/>
    </style:style>
    <style:style style:name="P60" style:family="paragraph" style:parent-style-name="Standard">
      <style:paragraph-properties fo:margin-top="0in" fo:margin-bottom="0in" loext:contextual-spacing="false" fo:text-align="start" style:justify-single-word="false" style:writing-mode="lr-tb"/>
      <style:text-properties officeooo:rsid="0596ca4a" officeooo:paragraph-rsid="01fb90c7"/>
    </style:style>
    <style:style style:name="P61" style:family="paragraph" style:parent-style-name="Text_20_body">
      <style:paragraph-properties fo:margin-top="0in" fo:margin-bottom="0.0181in" loext:contextual-spacing="false" fo:text-align="end" style:justify-single-word="false" style:writing-mode="rl-tb"/>
      <style:text-properties fo:font-weight="normal" officeooo:rsid="01fe0918" officeooo:paragraph-rsid="01fe0918" style:font-weight-asian="normal" style:font-weight-complex="normal"/>
    </style:style>
    <style:style style:name="P62" style:family="paragraph" style:parent-style-name="Text_20_body">
      <style:paragraph-properties fo:margin-top="0in" fo:margin-bottom="0.0181in" loext:contextual-spacing="false" fo:text-align="end" style:justify-single-word="false" style:writing-mode="rl-tb"/>
      <style:text-properties fo:font-weight="normal" officeooo:rsid="01ff0902" officeooo:paragraph-rsid="01ff0902" style:font-weight-asian="normal" style:font-weight-complex="normal"/>
    </style:style>
    <style:style style:name="P63" style:family="paragraph" style:parent-style-name="Text_20_body">
      <style:paragraph-properties fo:margin-top="0in" fo:margin-bottom="0.0181in" loext:contextual-spacing="false" fo:text-align="end" style:justify-single-word="false" style:writing-mode="rl-tb"/>
      <style:text-properties fo:language="en" fo:country="US" fo:font-weight="bold" officeooo:rsid="01fb90c7" officeooo:paragraph-rsid="01ff0902" style:font-weight-asian="bold" style:font-weight-complex="bold"/>
    </style:style>
    <style:style style:name="P64" style:family="paragraph" style:parent-style-name="Text_20_body">
      <style:paragraph-properties fo:text-align="start" style:justify-single-word="false" style:writing-mode="lr-tb"/>
      <style:text-properties fo:font-style="italic" officeooo:rsid="0596ca4a" officeooo:paragraph-rsid="01fb90c7" style:font-style-asian="italic" style:font-style-complex="italic"/>
    </style:style>
    <style:style style:name="P65" style:family="paragraph" style:parent-style-name="Text_20_body">
      <style:paragraph-properties fo:text-align="start" style:justify-single-word="false" style:writing-mode="lr-tb"/>
      <style:text-properties officeooo:rsid="0596ca4a" officeooo:paragraph-rsid="01fb90c7"/>
    </style:style>
    <style:style style:name="P66" style:family="paragraph" style:parent-style-name="Text_20_body">
      <style:paragraph-properties fo:text-align="start" style:justify-single-word="false" style:writing-mode="lr-tb"/>
      <style:text-properties officeooo:rsid="02118bec" officeooo:paragraph-rsid="02118bec"/>
    </style:style>
    <style:style style:name="P67" style:family="paragraph" style:parent-style-name="Text_20_body">
      <style:paragraph-properties fo:text-align="start" style:justify-single-word="false" style:writing-mode="lr-tb"/>
      <style:text-properties officeooo:rsid="02118bec" officeooo:paragraph-rsid="021bfa12"/>
    </style:style>
    <style:style style:name="P68" style:family="paragraph" style:parent-style-name="Standard">
      <style:paragraph-properties fo:text-align="start" style:justify-single-word="false" style:writing-mode="lr-tb"/>
      <style:text-properties officeooo:rsid="0596ca4a" officeooo:paragraph-rsid="01fb90c7"/>
    </style:style>
    <style:style style:name="P69" style:family="paragraph" style:parent-style-name="Table_20_Contents">
      <style:paragraph-properties fo:text-align="center" style:justify-single-word="false"/>
      <style:text-properties officeooo:rsid="01b5964d" officeooo:paragraph-rsid="021dac86"/>
    </style:style>
    <style:style style:name="P70" style:family="paragraph" style:parent-style-name="Table_20_Contents">
      <style:paragraph-properties fo:text-align="center" style:justify-single-word="false"/>
      <style:text-properties officeooo:paragraph-rsid="021dac86"/>
    </style:style>
    <style:style style:name="P71" style:family="paragraph" style:parent-style-name="Table_20_Contents">
      <style:paragraph-properties fo:text-align="center" style:justify-single-word="false"/>
      <style:text-properties officeooo:rsid="01d4eac8" officeooo:paragraph-rsid="021dac86"/>
    </style:style>
    <style:style style:name="P72" style:family="paragraph" style:parent-style-name="Table_20_Contents">
      <style:paragraph-properties fo:text-align="center" style:justify-single-word="false"/>
      <style:text-properties officeooo:rsid="01e49994" officeooo:paragraph-rsid="021dac86"/>
    </style:style>
    <style:style style:name="P73" style:family="paragraph" style:parent-style-name="Table_20_Contents">
      <style:paragraph-properties fo:text-align="center" style:justify-single-word="false"/>
      <style:text-properties officeooo:rsid="01d7ee6d" officeooo:paragraph-rsid="021dac86"/>
    </style:style>
    <style:style style:name="P74" style:family="paragraph" style:parent-style-name="Table_20_Contents">
      <style:paragraph-properties fo:text-align="center" style:justify-single-word="false"/>
      <style:text-properties officeooo:rsid="01e2f5cc" officeooo:paragraph-rsid="021dac86"/>
    </style:style>
    <style:style style:name="P75" style:family="paragraph" style:parent-style-name="Text_20_body" style:list-style-name="L2">
      <style:paragraph-properties fo:text-align="end" style:justify-single-word="false" style:writing-mode="rl-tb"/>
      <style:text-properties officeooo:rsid="01c0d08d" officeooo:paragraph-rsid="021dac86"/>
    </style:style>
    <style:style style:name="P76" style:family="paragraph" style:parent-style-name="Text_20_body" style:list-style-name="L3">
      <style:paragraph-properties fo:text-align="end" style:justify-single-word="false" style:writing-mode="rl-tb"/>
      <style:text-properties officeooo:rsid="01c2744c" officeooo:paragraph-rsid="021dac86"/>
    </style:style>
    <style:style style:name="P77" style:family="paragraph" style:parent-style-name="Text_20_body" style:list-style-name="L4">
      <style:paragraph-properties fo:text-align="end" style:justify-single-word="false" style:writing-mode="rl-tb"/>
      <style:text-properties officeooo:rsid="01c3c987" officeooo:paragraph-rsid="021dac86"/>
    </style:style>
    <style:style style:name="P78" style:family="paragraph" style:parent-style-name="Text_20_body" style:list-style-name="L4">
      <style:paragraph-properties fo:text-align="end" style:justify-single-word="false" style:writing-mode="rl-tb"/>
      <style:text-properties officeooo:rsid="01df7698" officeooo:paragraph-rsid="021dac86"/>
    </style:style>
    <style:style style:name="P79" style:family="paragraph" style:parent-style-name="Text_20_body" style:list-style-name="L5">
      <style:paragraph-properties fo:text-align="end" style:justify-single-word="false" style:writing-mode="rl-tb"/>
      <style:text-properties officeooo:rsid="01c741c9" officeooo:paragraph-rsid="01c741c9"/>
    </style:style>
    <style:style style:name="P80" style:family="paragraph" style:parent-style-name="Text_20_body" style:list-style-name="L6">
      <style:paragraph-properties fo:text-align="end" style:justify-single-word="false" style:writing-mode="rl-tb"/>
      <style:text-properties officeooo:rsid="01d49a72" officeooo:paragraph-rsid="01d63bcb"/>
    </style:style>
    <style:style style:name="P81" style:family="paragraph" style:parent-style-name="Text_20_body" style:list-style-name="L6">
      <style:paragraph-properties fo:text-align="end" style:justify-single-word="false" style:writing-mode="rl-tb"/>
      <style:text-properties officeooo:rsid="01f42644" officeooo:paragraph-rsid="01f42644"/>
    </style:style>
    <style:style style:name="P82" style:family="paragraph" style:parent-style-name="Text_20_body" style:list-style-name="L6">
      <style:paragraph-properties fo:text-align="end" style:justify-single-word="false" style:writing-mode="rl-tb"/>
      <style:text-properties officeooo:rsid="01f3c389" officeooo:paragraph-rsid="01f3c389"/>
    </style:style>
    <style:style style:name="P83" style:family="paragraph" style:parent-style-name="Text_20_body" style:list-style-name="L7">
      <style:paragraph-properties fo:text-align="end" style:justify-single-word="false" style:writing-mode="rl-tb"/>
      <style:text-properties officeooo:paragraph-rsid="01f032ee"/>
    </style:style>
    <style:style style:name="P84" style:family="paragraph" style:parent-style-name="Text_20_body" style:list-style-name="L7">
      <style:paragraph-properties fo:text-align="end" style:justify-single-word="false" style:writing-mode="rl-tb"/>
      <style:text-properties officeooo:paragraph-rsid="01f7ded1"/>
    </style:style>
    <style:style style:name="P85" style:family="paragraph" style:parent-style-name="Text_20_body" style:list-style-name="L7">
      <style:paragraph-properties fo:text-align="end" style:justify-single-word="false" style:writing-mode="rl-tb"/>
      <style:text-properties officeooo:rsid="01ed2a13" officeooo:paragraph-rsid="01f032ee"/>
    </style:style>
    <style:style style:name="P86" style:family="paragraph" style:parent-style-name="Text_20_body" style:list-style-name="L7">
      <style:paragraph-properties fo:text-align="end" style:justify-single-word="false" style:writing-mode="rl-tb"/>
      <style:text-properties officeooo:rsid="01ed2a13" officeooo:paragraph-rsid="01f7ded1"/>
    </style:style>
    <style:style style:name="P87" style:family="paragraph" style:parent-style-name="Text_20_body" style:list-style-name="L7">
      <style:paragraph-properties fo:text-align="end" style:justify-single-word="false" style:writing-mode="rl-tb"/>
      <style:text-properties officeooo:rsid="01f7ded1" officeooo:paragraph-rsid="01f7ded1"/>
    </style:style>
    <style:style style:name="P88" style:family="paragraph" style:parent-style-name="Text_20_body" style:list-style-name="L8">
      <style:paragraph-properties fo:text-align="end" style:justify-single-word="false" style:writing-mode="rl-tb"/>
      <style:text-properties officeooo:rsid="05b377be" officeooo:paragraph-rsid="02108a20"/>
    </style:style>
    <style:style style:name="P89" style:family="paragraph" style:parent-style-name="Text_20_body" style:list-style-name="L8">
      <style:paragraph-properties fo:text-align="end" style:justify-single-word="false" style:writing-mode="rl-tb"/>
      <style:text-properties officeooo:rsid="05b377be" officeooo:paragraph-rsid="02250218"/>
    </style:style>
    <style:style style:name="P90" style:family="paragraph" style:parent-style-name="Standard" style:master-page-name="Standard">
      <style:paragraph-properties fo:text-align="center" style:justify-single-word="false" style:page-number="auto" style:writing-mode="rl-tb"/>
      <style:text-properties officeooo:rsid="00162990" officeooo:paragraph-rsid="00162990"/>
    </style:style>
    <style:style style:name="P91" style:family="paragraph" style:parent-style-name="Standard" style:list-style-name="L1">
      <style:paragraph-properties fo:text-align="end" style:justify-single-word="false" style:writing-mode="rl-tb"/>
      <style:text-properties officeooo:rsid="01235216" officeooo:paragraph-rsid="01235216"/>
    </style:style>
    <style:style style:name="P92" style:family="paragraph" style:parent-style-name="Standard" style:list-style-name="WWNum4">
      <style:paragraph-properties fo:text-align="end" style:justify-single-word="false" style:writing-mode="rl-tb"/>
    </style:style>
    <style:style style:name="P93" style:family="paragraph" style:parent-style-name="Standard" style:list-style-name="WWNum2">
      <style:paragraph-properties fo:text-align="end" style:justify-single-word="false" style:writing-mode="rl-tb"/>
    </style:style>
    <style:style style:name="P94" style:family="paragraph" style:parent-style-name="Standard" style:list-style-name="WWNum5">
      <style:paragraph-properties fo:text-align="end" style:justify-single-word="false" style:writing-mode="rl-tb"/>
    </style:style>
    <style:style style:name="P95" style:family="paragraph" style:parent-style-name="Standard" style:list-style-name="WWNum5">
      <style:paragraph-properties fo:text-align="end" style:justify-single-word="false" style:writing-mode="rl-tb"/>
      <style:text-properties officeooo:paragraph-rsid="001cbbca"/>
    </style:style>
    <style:style style:name="T1" style:family="text">
      <style:text-properties fo:font-weight="normal" style:font-weight-asian="normal" style:font-weight-complex="normal"/>
    </style:style>
    <style:style style:name="T2" style:family="text">
      <style:text-properties fo:font-weight="normal" officeooo:rsid="001517f0" style:font-weight-asian="normal" style:font-weight-complex="normal"/>
    </style:style>
    <style:style style:name="T3" style:family="text">
      <style:text-properties fo:font-weight="normal" officeooo:rsid="00171d1e" style:font-weight-asian="normal" style:font-weight-complex="normal"/>
    </style:style>
    <style:style style:name="T4" style:family="text">
      <style:text-properties fo:font-weight="normal" officeooo:rsid="0056d1c2" style:font-weight-asian="normal" style:font-weight-complex="normal"/>
    </style:style>
    <style:style style:name="T5" style:family="text">
      <style:text-properties fo:font-weight="normal" officeooo:rsid="01aa69e9" style:font-weight-asian="normal" style:font-weight-complex="normal"/>
    </style:style>
    <style:style style:name="T6" style:family="text">
      <style:text-properties fo:font-weight="normal" officeooo:rsid="01d65059"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5984f9a"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239185" style:font-weight-asian="bold" style:font-weight-complex="bold"/>
    </style:style>
    <style:style style:name="T11" style:family="text">
      <style:text-properties fo:font-weight="bold" officeooo:rsid="005cabde" style:font-weight-asian="bold" style:font-weight-complex="bold"/>
    </style:style>
    <style:style style:name="T12" style:family="text">
      <style:text-properties fo:font-weight="bold" officeooo:rsid="01c95d28" style:font-weight-asian="bold" style:font-weight-complex="bold"/>
    </style:style>
    <style:style style:name="T13" style:family="text">
      <style:text-properties fo:font-weight="bold" officeooo:rsid="01cb6d74" style:font-weight-asian="bold" style:font-weight-complex="bold"/>
    </style:style>
    <style:style style:name="T14" style:family="text">
      <style:text-properties fo:font-weight="bold" officeooo:rsid="01d04db3" style:font-weight-asian="bold" style:font-weight-complex="bold"/>
    </style:style>
    <style:style style:name="T15" style:family="text">
      <style:text-properties fo:font-weight="bold" officeooo:rsid="01fab7c4" style:font-weight-asian="bold" style:font-weight-complex="bold"/>
    </style:style>
    <style:style style:name="T16" style:family="text">
      <style:text-properties officeooo:rsid="0019214e"/>
    </style:style>
    <style:style style:name="T17" style:family="text">
      <style:text-properties officeooo:rsid="001affa8"/>
    </style:style>
    <style:style style:name="T18" style:family="text">
      <style:text-properties officeooo:rsid="001c35f2"/>
    </style:style>
    <style:style style:name="T19" style:family="text">
      <style:text-properties officeooo:rsid="001da3d7"/>
    </style:style>
    <style:style style:name="T20" style:family="text">
      <style:text-properties officeooo:rsid="00d06976"/>
    </style:style>
    <style:style style:name="T21" style:family="text">
      <style:text-properties fo:color="#000000" style:font-name="DejaVu Sans Mono" fo:font-size="10pt" fo:font-style="normal" fo:font-weight="normal" style:font-size-asian="10pt" style:font-style-asian="normal" style:font-weight-asian="normal" style:font-size-complex="10pt"/>
    </style:style>
    <style:style style:name="T22" style:family="text">
      <style:text-properties fo:color="#000000" style:font-name="DejaVu Sans Mono" fo:font-size="10pt" fo:font-style="normal" fo:font-weight="normal" officeooo:rsid="05f2b71c" style:font-size-asian="10pt" style:font-style-asian="normal" style:font-weight-asian="normal" style:font-size-complex="10pt"/>
    </style:style>
    <style:style style:name="T23" style:family="text">
      <style:text-properties fo:color="#000000" style:font-name="DejaVu Sans Mono" fo:font-size="11.5pt" fo:font-style="normal" fo:font-weight="normal" style:font-size-asian="11.5pt" style:font-style-asian="normal" style:font-weight-asian="normal"/>
    </style:style>
    <style:style style:name="T24" style:family="text">
      <style:text-properties fo:color="#000000" style:font-name="DejaVu Sans Mono" fo:font-size="11.5pt" fo:font-style="normal" fo:font-weight="normal" officeooo:rsid="05ee514d" style:font-size-asian="11.5pt" style:font-style-asian="normal" style:font-weight-asian="normal"/>
    </style:style>
    <style:style style:name="T25" style:family="text">
      <style:text-properties fo:color="#000000" style:font-name="DejaVu Sans Mono" fo:font-size="11.5pt" fo:language="en" fo:country="US" fo:font-style="normal" fo:font-weight="normal" officeooo:rsid="01fe44a1" style:font-size-asian="11.5pt" style:font-style-asian="normal" style:font-weight-asian="normal"/>
    </style:style>
    <style:style style:name="T26" style:family="text">
      <style:text-properties officeooo:rsid="00d97ba5"/>
    </style:style>
    <style:style style:name="T27" style:family="text">
      <style:text-properties officeooo:rsid="01235216"/>
    </style:style>
    <style:style style:name="T28" style:family="text">
      <style:text-properties officeooo:rsid="0123cf8b"/>
    </style:style>
    <style:style style:name="T29" style:family="text">
      <style:text-properties officeooo:rsid="01252a8a"/>
    </style:style>
    <style:style style:name="T30" style:family="text">
      <style:text-properties officeooo:rsid="0194c881"/>
    </style:style>
    <style:style style:name="T31" style:family="text">
      <style:text-properties officeooo:rsid="01969952"/>
    </style:style>
    <style:style style:name="T32" style:family="text">
      <style:text-properties fo:language="en" fo:country="US"/>
    </style:style>
    <style:style style:name="T33" style:family="text">
      <style:text-properties fo:language="en" fo:country="US" officeooo:rsid="01b27284"/>
    </style:style>
    <style:style style:name="T34" style:family="text">
      <style:text-properties fo:language="en" fo:country="US" fo:font-style="italic" style:font-style-asian="italic" style:font-style-complex="italic"/>
    </style:style>
    <style:style style:name="T35" style:family="text">
      <style:text-properties fo:language="en" fo:country="US" fo:font-style="italic" officeooo:rsid="0219a493" style:font-style-asian="italic" style:font-style-complex="italic"/>
    </style:style>
    <style:style style:name="T36" style:family="text">
      <style:text-properties fo:language="en" fo:country="US" fo:font-style="italic" fo:font-weight="normal" officeooo:rsid="02108a20" style:font-style-asian="italic" style:font-weight-asian="normal" style:font-style-complex="italic" style:font-weight-complex="normal"/>
    </style:style>
    <style:style style:name="T37" style:family="text">
      <style:text-properties fo:language="en" fo:country="US" fo:font-style="italic" fo:font-weight="normal" officeooo:rsid="02250218" style:font-style-asian="italic" style:font-weight-asian="normal" style:font-style-complex="italic" style:font-weight-complex="normal"/>
    </style:style>
    <style:style style:name="T38" style:family="text">
      <style:text-properties fo:language="en" fo:country="US" officeooo:rsid="01b53fec"/>
    </style:style>
    <style:style style:name="T39" style:family="text">
      <style:text-properties fo:language="en" fo:country="US" officeooo:rsid="01b6c829"/>
    </style:style>
    <style:style style:name="T40" style:family="text">
      <style:text-properties fo:language="en" fo:country="US" officeooo:rsid="01bd4214"/>
    </style:style>
    <style:style style:name="T41" style:family="text">
      <style:text-properties fo:language="en" fo:country="US" fo:font-weight="bold" style:font-weight-asian="bold" style:font-weight-complex="bold"/>
    </style:style>
    <style:style style:name="T42" style:family="text">
      <style:text-properties fo:language="en" fo:country="US" fo:font-weight="bold" officeooo:rsid="01b27284" style:font-weight-asian="bold" style:font-weight-complex="bold"/>
    </style:style>
    <style:style style:name="T43" style:family="text">
      <style:text-properties fo:language="en" fo:country="US" fo:font-weight="bold" officeooo:rsid="01fb90c7" style:font-weight-asian="bold" style:font-weight-complex="bold"/>
    </style:style>
    <style:style style:name="T44" style:family="text">
      <style:text-properties fo:language="en" fo:country="US" fo:font-weight="bold" officeooo:rsid="01fff46a" style:font-weight-asian="bold" style:font-weight-complex="bold"/>
    </style:style>
    <style:style style:name="T45" style:family="text">
      <style:text-properties fo:language="en" fo:country="US" fo:font-weight="bold" officeooo:rsid="058da123" style:font-weight-asian="bold" style:font-weight-complex="bold"/>
    </style:style>
    <style:style style:name="T46" style:family="text">
      <style:text-properties fo:language="en" fo:country="US" fo:font-weight="bold" officeooo:rsid="0202cc52" style:font-weight-asian="bold" style:font-weight-complex="bold"/>
    </style:style>
    <style:style style:name="T47" style:family="text">
      <style:text-properties fo:language="en" fo:country="US" fo:font-weight="bold" officeooo:rsid="01ca7514" style:font-weight-asian="bold" style:font-weight-complex="bold"/>
    </style:style>
    <style:style style:name="T48" style:family="text">
      <style:text-properties fo:language="en" fo:country="US" fo:font-weight="bold" officeooo:rsid="01d81553" style:font-weight-asian="bold" style:font-weight-complex="bold"/>
    </style:style>
    <style:style style:name="T49" style:family="text">
      <style:text-properties fo:language="en" fo:country="US" fo:font-weight="bold" officeooo:rsid="01dd4494" style:font-weight-asian="bold" style:font-weight-complex="bold"/>
    </style:style>
    <style:style style:name="T50" style:family="text">
      <style:text-properties fo:language="en" fo:country="US" officeooo:rsid="01bf42c5"/>
    </style:style>
    <style:style style:name="T51" style:family="text">
      <style:text-properties fo:language="en" fo:country="US" officeooo:rsid="01c0d08d"/>
    </style:style>
    <style:style style:name="T52" style:family="text">
      <style:text-properties fo:language="en" fo:country="US" officeooo:rsid="01c0eb19"/>
    </style:style>
    <style:style style:name="T53" style:family="text">
      <style:text-properties fo:language="en" fo:country="US" fo:font-weight="normal" style:font-weight-asian="normal" style:font-weight-complex="normal"/>
    </style:style>
    <style:style style:name="T54" style:family="text">
      <style:text-properties fo:language="en" fo:country="US" fo:font-weight="normal" officeooo:rsid="02062dd4" style:font-weight-asian="normal" style:font-weight-complex="normal"/>
    </style:style>
    <style:style style:name="T55" style:family="text">
      <style:text-properties fo:language="en" fo:country="US" fo:font-weight="normal" officeooo:rsid="020b8a98" style:font-weight-asian="normal" style:font-weight-complex="normal"/>
    </style:style>
    <style:style style:name="T56" style:family="text">
      <style:text-properties fo:language="en" fo:country="US" fo:font-weight="normal" officeooo:rsid="020cdff5" style:font-weight-asian="normal" style:font-weight-complex="normal"/>
    </style:style>
    <style:style style:name="T57" style:family="text">
      <style:text-properties fo:language="en" fo:country="US" fo:font-weight="normal" officeooo:rsid="02108a20" style:font-weight-asian="normal" style:font-weight-complex="normal"/>
    </style:style>
    <style:style style:name="T58" style:family="text">
      <style:text-properties fo:language="en" fo:country="US" fo:font-weight="normal" officeooo:rsid="02118bec" style:font-weight-asian="normal" style:font-weight-complex="normal"/>
    </style:style>
    <style:style style:name="T59" style:family="text">
      <style:text-properties fo:language="en" fo:country="US" fo:font-weight="normal" officeooo:rsid="02132f91" style:font-weight-asian="normal" style:font-weight-complex="normal"/>
    </style:style>
    <style:style style:name="T60" style:family="text">
      <style:text-properties fo:language="en" fo:country="US" fo:font-weight="normal" officeooo:rsid="02142651" style:font-weight-asian="normal" style:font-weight-complex="normal"/>
    </style:style>
    <style:style style:name="T61" style:family="text">
      <style:text-properties fo:language="en" fo:country="US" fo:font-weight="normal" officeooo:rsid="021552b1" style:font-weight-asian="normal" style:font-weight-complex="normal"/>
    </style:style>
    <style:style style:name="T62" style:family="text">
      <style:text-properties fo:language="en" fo:country="US" fo:font-weight="normal" officeooo:rsid="021559c3" style:font-weight-asian="normal" style:font-weight-complex="normal"/>
    </style:style>
    <style:style style:name="T63" style:family="text">
      <style:text-properties fo:language="en" fo:country="US" fo:font-weight="normal" officeooo:rsid="021bfa12" style:font-weight-asian="normal" style:font-weight-complex="normal"/>
    </style:style>
    <style:style style:name="T64" style:family="text">
      <style:text-properties fo:language="en" fo:country="US" fo:font-weight="normal" officeooo:rsid="01ea174d" style:font-weight-asian="normal" style:font-weight-complex="normal"/>
    </style:style>
    <style:style style:name="T65" style:family="text">
      <style:text-properties fo:language="en" fo:country="US" fo:font-weight="normal" officeooo:rsid="01c6aa5a" style:font-weight-asian="normal" style:font-weight-complex="normal"/>
    </style:style>
    <style:style style:name="T66" style:family="text">
      <style:text-properties fo:language="en" fo:country="US" fo:font-weight="normal" officeooo:rsid="01cff8fd" style:font-weight-asian="normal" style:font-weight-complex="normal"/>
    </style:style>
    <style:style style:name="T67" style:family="text">
      <style:text-properties fo:language="en" fo:country="US" fo:font-weight="normal" officeooo:rsid="01dac862" style:font-weight-asian="normal" style:font-weight-complex="normal"/>
    </style:style>
    <style:style style:name="T68" style:family="text">
      <style:text-properties fo:language="en" fo:country="US" fo:font-weight="normal" officeooo:rsid="01be076a" style:font-weight-asian="normal" style:font-weight-complex="normal"/>
    </style:style>
    <style:style style:name="T69" style:family="text">
      <style:text-properties fo:language="en" fo:country="US" fo:font-weight="normal" officeooo:rsid="01e8d092" style:font-weight-asian="normal" style:font-weight-complex="normal"/>
    </style:style>
    <style:style style:name="T70" style:family="text">
      <style:text-properties fo:language="en" fo:country="US" fo:font-weight="normal" officeooo:rsid="01df7698" style:font-weight-asian="normal" style:font-weight-complex="normal"/>
    </style:style>
    <style:style style:name="T71" style:family="text">
      <style:text-properties fo:language="en" fo:country="US" fo:font-weight="normal" officeooo:rsid="01e8f59d" style:font-weight-asian="normal" style:font-weight-complex="normal"/>
    </style:style>
    <style:style style:name="T72" style:family="text">
      <style:text-properties fo:language="en" fo:country="US" fo:font-weight="normal" officeooo:rsid="02250218" style:font-weight-asian="normal" style:font-weight-complex="normal"/>
    </style:style>
    <style:style style:name="T73" style:family="text">
      <style:text-properties fo:language="en" fo:country="US" officeooo:rsid="01c74860"/>
    </style:style>
    <style:style style:name="T74" style:family="text">
      <style:text-properties fo:language="en" fo:country="US" officeooo:rsid="01c741c9"/>
    </style:style>
    <style:style style:name="T75" style:family="text">
      <style:text-properties fo:language="en" fo:country="US" officeooo:rsid="01c95d28"/>
    </style:style>
    <style:style style:name="T76" style:family="text">
      <style:text-properties fo:language="en" fo:country="US" officeooo:rsid="01c9a5c7"/>
    </style:style>
    <style:style style:name="T77" style:family="text">
      <style:text-properties fo:language="en" fo:country="US" officeooo:rsid="01ca0430"/>
    </style:style>
    <style:style style:name="T78" style:family="text">
      <style:text-properties fo:language="en" fo:country="US" officeooo:rsid="01ccd625"/>
    </style:style>
    <style:style style:name="T79" style:family="text">
      <style:text-properties fo:language="en" fo:country="US" officeooo:rsid="01ce8be7"/>
    </style:style>
    <style:style style:name="T80" style:family="text">
      <style:text-properties fo:language="en" fo:country="US" officeooo:rsid="01d048b2"/>
    </style:style>
    <style:style style:name="T81" style:family="text">
      <style:text-properties fo:language="en" fo:country="US" officeooo:rsid="02108a20"/>
    </style:style>
    <style:style style:name="T82" style:family="text">
      <style:text-properties fo:language="en" fo:country="US" officeooo:rsid="02142651"/>
    </style:style>
    <style:style style:name="T83" style:family="text">
      <style:text-properties fo:language="en" fo:country="US" officeooo:rsid="021665b7"/>
    </style:style>
    <style:style style:name="T84" style:family="text">
      <style:text-properties fo:language="en" fo:country="US" officeooo:rsid="0217eb69"/>
    </style:style>
    <style:style style:name="T85" style:family="text">
      <style:text-properties fo:language="en" fo:country="US" officeooo:rsid="0219a493"/>
    </style:style>
    <style:style style:name="T86" style:family="text">
      <style:text-properties fo:language="en" fo:country="US" officeooo:rsid="021a5ebc"/>
    </style:style>
    <style:style style:name="T87" style:family="text">
      <style:text-properties fo:language="en" fo:country="US" officeooo:rsid="021bfa12"/>
    </style:style>
    <style:style style:name="T88" style:family="text">
      <style:text-properties fo:language="en" fo:country="US" officeooo:rsid="01e49994"/>
    </style:style>
    <style:style style:name="T89" style:family="text">
      <style:text-properties fo:language="en" fo:country="US" officeooo:rsid="01e5e2e3"/>
    </style:style>
    <style:style style:name="T90" style:family="text">
      <style:text-properties fo:language="en" fo:country="US" officeooo:rsid="01c921f9"/>
    </style:style>
    <style:style style:name="T91" style:family="text">
      <style:text-properties fo:language="en" fo:country="US" officeooo:rsid="01d67f1c"/>
    </style:style>
    <style:style style:name="T92" style:family="text">
      <style:text-properties fo:language="en" fo:country="US" officeooo:rsid="01d81553"/>
    </style:style>
    <style:style style:name="T93" style:family="text">
      <style:text-properties fo:language="en" fo:country="US" officeooo:rsid="01ca7514"/>
    </style:style>
    <style:style style:name="T94" style:family="text">
      <style:text-properties fo:language="en" fo:country="US" officeooo:rsid="01b7c512"/>
    </style:style>
    <style:style style:name="T95" style:family="text">
      <style:text-properties fo:language="en" fo:country="US" officeooo:rsid="01cbaffd"/>
    </style:style>
    <style:style style:name="T96" style:family="text">
      <style:text-properties fo:language="en" fo:country="US" officeooo:rsid="01e8a120"/>
    </style:style>
    <style:style style:name="T97" style:family="text">
      <style:text-properties fo:language="en" fo:country="US" officeooo:rsid="01d9d414"/>
    </style:style>
    <style:style style:name="T98" style:family="text">
      <style:text-properties fo:language="en" fo:country="US" officeooo:rsid="01c06036"/>
    </style:style>
    <style:style style:name="T99" style:family="text">
      <style:text-properties fo:language="en" fo:country="US" officeooo:rsid="01965994"/>
    </style:style>
    <style:style style:name="T100" style:family="text">
      <style:text-properties fo:language="en" fo:country="US" officeooo:rsid="0197c5a7"/>
    </style:style>
    <style:style style:name="T101" style:family="text">
      <style:text-properties fo:language="en" fo:country="US" officeooo:rsid="01c6aa5a"/>
    </style:style>
    <style:style style:name="T102" style:family="text">
      <style:text-properties fo:language="en" fo:country="US" officeooo:rsid="01cff8fd"/>
    </style:style>
    <style:style style:name="T103" style:family="text">
      <style:text-properties fo:language="en" fo:country="US" officeooo:rsid="01e8d409"/>
    </style:style>
    <style:style style:name="T104" style:family="text">
      <style:text-properties fo:language="en" fo:country="US" officeooo:rsid="01dbf969"/>
    </style:style>
    <style:style style:name="T105" style:family="text">
      <style:text-properties fo:language="en" fo:country="US" officeooo:rsid="01be90f7"/>
    </style:style>
    <style:style style:name="T106" style:family="text">
      <style:text-properties fo:language="en" fo:country="US" officeooo:rsid="01dccc4c"/>
    </style:style>
    <style:style style:name="T107" style:family="text">
      <style:text-properties fo:language="en" fo:country="US" officeooo:rsid="01dd4494"/>
    </style:style>
    <style:style style:name="T108" style:family="text">
      <style:text-properties fo:language="en" fo:country="US" officeooo:rsid="021f52ff"/>
    </style:style>
    <style:style style:name="T109" style:family="text">
      <style:text-properties style:text-position="sub 58%" fo:language="en" fo:country="US"/>
    </style:style>
    <style:style style:name="T110" style:family="text">
      <style:text-properties officeooo:rsid="01be581c"/>
    </style:style>
    <style:style style:name="T111" style:family="text">
      <style:text-properties officeooo:rsid="01c54e92"/>
    </style:style>
    <style:style style:name="T112" style:family="text">
      <style:text-properties officeooo:rsid="01c741c9"/>
    </style:style>
    <style:style style:name="T113" style:family="text">
      <style:text-properties officeooo:rsid="01c95d28"/>
    </style:style>
    <style:style style:name="T114" style:family="text">
      <style:text-properties officeooo:rsid="042f394f"/>
    </style:style>
    <style:style style:name="T115" style:family="text">
      <style:text-properties officeooo:rsid="01d42879"/>
    </style:style>
    <style:style style:name="T116" style:family="text">
      <style:text-properties officeooo:rsid="01d44441"/>
    </style:style>
    <style:style style:name="T117" style:family="text">
      <style:text-properties officeooo:rsid="01d65059"/>
    </style:style>
    <style:style style:name="T118" style:family="text">
      <style:text-properties officeooo:rsid="01d7a87d"/>
    </style:style>
    <style:style style:name="T119" style:family="text">
      <style:text-properties officeooo:rsid="01ddb135"/>
    </style:style>
    <style:style style:name="T120" style:family="text">
      <style:text-properties officeooo:rsid="01ddee9d"/>
    </style:style>
    <style:style style:name="T121" style:family="text">
      <style:text-properties officeooo:rsid="01ec191f"/>
    </style:style>
    <style:style style:name="T122" style:family="text">
      <style:text-properties officeooo:rsid="01f53650"/>
    </style:style>
    <style:style style:name="T123" style:family="text">
      <style:text-properties officeooo:rsid="01f59db7"/>
    </style:style>
    <style:style style:name="T124" style:family="text">
      <style:text-properties officeooo:rsid="01f68d8a"/>
    </style:style>
    <style:style style:name="T125" style:family="text">
      <style:text-properties officeooo:rsid="01f7c7d9"/>
    </style:style>
    <style:style style:name="T126" style:family="text">
      <style:text-properties officeooo:rsid="01f7ded1"/>
    </style:style>
    <style:style style:name="T127" style:family="text">
      <style:text-properties officeooo:rsid="01f90528"/>
    </style:style>
    <style:style style:name="T128" style:family="text">
      <style:text-properties officeooo:rsid="01fb90c7"/>
    </style:style>
    <style:style style:name="T129" style:family="text">
      <style:text-properties officeooo:rsid="05d8b071"/>
    </style:style>
    <style:style style:name="T130" style:family="text">
      <style:text-properties fo:color="#000080" style:font-name="DejaVu Sans Mono" fo:font-size="10pt" fo:font-style="normal" fo:font-weight="bold" style:font-size-asian="10pt" style:font-style-asian="normal" style:font-weight-asian="bold" style:font-size-complex="10pt"/>
    </style:style>
    <style:style style:name="T131" style:family="text">
      <style:text-properties fo:color="#000080" style:font-name="DejaVu Sans Mono" fo:font-size="10pt" fo:font-style="normal" fo:font-weight="normal" style:font-size-asian="10pt" style:font-style-asian="normal" style:font-weight-asian="normal" style:font-size-complex="10pt"/>
    </style:style>
    <style:style style:name="T132" style:family="text">
      <style:text-properties fo:color="#000080" style:font-name="DejaVu Sans Mono" fo:font-size="11.5pt" fo:font-style="normal" fo:font-weight="bold" style:font-size-asian="11.5pt" style:font-style-asian="normal" style:font-weight-asian="bold"/>
    </style:style>
    <style:style style:name="T133" style:family="text">
      <style:text-properties fo:font-size="10pt" style:font-size-asian="10pt" style:font-size-complex="10pt"/>
    </style:style>
    <style:style style:name="T134" style:family="text">
      <style:text-properties fo:color="#94558d" style:font-name="DejaVu Sans Mono" fo:font-size="10pt" fo:font-style="normal" fo:font-weight="normal" style:font-size-asian="10pt" style:font-style-asian="normal" style:font-weight-asian="normal" style:font-size-complex="10pt"/>
    </style:style>
    <style:style style:name="T135" style:family="text">
      <style:text-properties fo:color="#808080" style:font-name="DejaVu Sans Mono" fo:font-size="10pt" fo:font-style="italic" fo:font-weight="normal" style:font-size-asian="10pt" style:font-style-asian="italic" style:font-weight-asian="normal" style:font-size-complex="10pt"/>
    </style:style>
    <style:style style:name="T136" style:family="text">
      <style:text-properties fo:color="#808080" style:font-name="DejaVu Sans Mono" fo:font-size="10pt" fo:font-style="normal" fo:font-weight="bold" style:font-size-asian="10pt" style:font-style-asian="normal" style:font-weight-asian="bold" style:font-size-complex="10pt"/>
    </style:style>
    <style:style style:name="T137" style:family="text">
      <style:text-properties fo:color="#808080" style:font-name="DejaVu Sans Mono" fo:font-size="11.5pt" fo:font-style="normal" fo:font-weight="normal" style:font-size-asian="11.5pt" style:font-style-asian="normal" style:font-weight-asian="normal"/>
    </style:style>
    <style:style style:name="T138" style:family="text">
      <style:text-properties officeooo:rsid="01fcf33a"/>
    </style:style>
    <style:style style:name="T139" style:family="text">
      <style:text-properties officeooo:rsid="01fe44a1"/>
    </style:style>
    <style:style style:name="T140" style:family="text">
      <style:text-properties officeooo:rsid="059c065b"/>
    </style:style>
    <style:style style:name="T141" style:family="text">
      <style:text-properties officeooo:rsid="020731f9"/>
    </style:style>
    <style:style style:name="T142" style:family="text">
      <style:text-properties officeooo:rsid="02083dd5"/>
    </style:style>
    <style:style style:name="T143" style:family="text">
      <style:text-properties officeooo:rsid="02093984"/>
    </style:style>
    <style:style style:name="T144" style:family="text">
      <style:text-properties officeooo:rsid="020b8a98"/>
    </style:style>
    <style:style style:name="T145" style:family="text">
      <style:text-properties officeooo:rsid="020f36b6"/>
    </style:style>
    <style:style style:name="T146" style:family="text">
      <style:text-properties officeooo:rsid="021003a2"/>
    </style:style>
    <style:style style:name="T147" style:family="text">
      <style:text-properties officeooo:rsid="02108a20"/>
    </style:style>
    <style:style style:name="T148" style:family="text">
      <style:text-properties officeooo:rsid="01e49994"/>
    </style:style>
    <style:style style:name="T149" style:family="text">
      <style:text-properties officeooo:rsid="01948b80"/>
    </style:style>
    <style:style style:name="T150" style:family="text">
      <style:text-properties officeooo:rsid="01c06036"/>
    </style:style>
    <style:style style:name="T151" style:family="text">
      <style:text-properties officeooo:rsid="01c3c987"/>
    </style:style>
    <style:style style:name="T152" style:family="text">
      <style:text-properties officeooo:rsid="02228035"/>
    </style:style>
    <style:style style:name="T153" style:family="text">
      <style:text-properties officeooo:rsid="0224a097"/>
    </style:style>
    <style:style style:name="T154" style:family="text">
      <style:text-properties officeooo:rsid="0227415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אוניברסיטת <text:span text:style-name="T20">אריאל בשומרון</text:span></text:p>
      <text:p text:style-name="P45">פקולטה: מדעי הטבע</text:p>
      <text:p text:style-name="P45">מחלקה: מדעי המחשב</text:p>
      <text:p text:style-name="P45"/>
      <text:p text:style-name="P52">אלגוריתמים כלכליים - <text:span text:style-name="T152">פתרון</text:span></text:p>
      <text:p text:style-name="P50"><text:bookmark-start text:name="__DdeLink__41629_579322434"/>קוד הקורס: 2-7062310 <text:bookmark-end text:name="__DdeLink__41629_579322434"/>קבוצה 1</text:p>
      <text:p text:style-name="P47"><text:bookmark-start text:name="__DdeLink__16073_579322434"/>שם המרצה: אראל סגל-<text:bookmark-end text:name="__DdeLink__16073_579322434"/>הלוי</text:p>
      <text:p text:style-name="P46"><text:span text:style-name="T3">שנה ______ה'תש"ף_______ </text:span><text:span text:style-name="T1">סמסטר ___</text:span><text:span text:style-name="T2">א</text:span><text:span text:style-name="T1">___ <text:s/>מועד __</text:span><text:span text:style-name="T5">ב</text:span><text:span text:style-name="T1">__ <text:s/></text:span></text:p>
      <text:p text:style-name="P46"><text:span text:style-name="T1">תאריך בחינה:_</text:span><text:span text:style-name="T5">ט’ באדר ה’תש”ף</text:span><text:span text:style-name="T1">__</text:span><text:span text:style-name="T5">5</text:span><text:span text:style-name="T4">/</text:span><text:span text:style-name="T5">3</text:span><text:span text:style-name="T4">/2020</text:span><text:span text:style-name="T1">____</text:span></text:p>
      <text:p text:style-name="P45">משך הבחינה: 3 שעות </text:p>
      <text:p text:style-name="P45"/>
      <text:p text:style-name="P45"><text:bookmark text:name="_GoBack"/></text:p>
      <text:p text:style-name="P49">בבחינה חמש שאלות. <text:span text:style-name="T27">מותר לענות על כולן. </text:span></text:p>
      <text:list xml:id="list3141401498" text:style-name="L1">
        <text:list-item>
          <text:p text:style-name="P91">סכום הנקודות בכל השאלות הוא 120. מי שיקבל מעל <text:span text:style-name="T154">100</text:span> – ציונו יהיה 100.</text:p>
        </text:list-item>
      </text:list>
      <text:p text:style-name="P48"/>
      <text:p text:style-name="P48">יש לענות במחברת הבחינה.</text:p>
      <text:list xml:id="list295658646" text:style-name="WWNum4">
        <text:list-item>
          <text:p text:style-name="P92">אין צורך להעתיק את השאלון למחברת - השאלון יתפרסם <text:span text:style-name="T30">בגיטהאב</text:span> <text:span text:style-name="T31">של הקורס </text:span>לאחר הבחינה.</text:p>
        </text:list-item>
      </text:list>
      <text:p text:style-name="P48"/>
      <text:p text:style-name="P48">חומר עזר מותר בשימוש: דף-נוסחאות אישי בגודל פוליו (A4). <text:span text:style-name="T16">אפשר ל</text:span>כתוב משני צדי הדף.</text:p>
      <text:list xml:id="list878977393" text:style-name="WWNum2">
        <text:list-header>
          <text:p text:style-name="P93"/>
        </text:list-header>
      </text:list>
      <text:p text:style-name="P48">הנחיות לפתרון שאלות תיכנות:</text:p>
      <text:list xml:id="list1140631476" text:style-name="WWNum5">
        <text:list-item>
          <text:p text:style-name="P95">מותר לכתוב קוד <text:span text:style-name="T19">בשפת פייתון, Java או ++C לפי בחירתכם.</text:span></text:p>
        </text:list-item>
        <text:list-item>
          <text:p text:style-name="P95"><text:span text:style-name="T18">מותר לכתוב גם </text:span>בפסאודו-קוד, <text:span text:style-name="T17">בתנאי שהקוד מדוייק ומפורט באותה רמה של שפת-תיכנות.</text:span></text:p>
        </text:list-item>
        <text:list-item>
          <text:p text:style-name="P94">יש לתעד את הקוד ולהסביר היטב בעברית מה עושה כל שורה ואיך זה מתאים לאלגוריתם.</text:p>
        </text:list-item>
        <text:list-item>
          <text:p text:style-name="P94">אתם לא נבחנים על התחביר של השפה אלא על האלגוריתם. העיקר שאוכל להבין מה עשיתם.</text:p>
        </text:list-item>
      </text:list>
      <text:p text:style-name="P48"/>
      <text:p text:style-name="P48">הנחיות כלליות:</text:p>
      <text:list xml:id="list160011509241618" text:continue-numbering="true" text:style-name="WWNum5">
        <text:list-item>
          <text:p text:style-name="P94">יש להסביר כל תשובה בפירוט. ניקוד מלא יינתן רק על תשובה נכונה עם הסבר נכון.</text:p>
        </text:list-item>
        <text:list-item>
          <text:p text:style-name="P94">אם נראה לכם ששאלה כלשהי אינה מוגדרת עד הסוף (חסרות הנחות מסויימות), הניחו את ההנחות שנראות בעיניכם <text:span text:style-name="T1">הגיוניות ביותר </text:span>בהתאם לשאלה.</text:p>
        </text:list-item>
      </text:list>
      <text:p text:style-name="P48"/>
      <text:p text:style-name="P2">בהצלחה!!</text:p>
      <text:p text:style-name="P2"/>
      <text:p text:style-name="P53">שאלה <text:span text:style-name="T26">1</text:span> [<text:span text:style-name="T110">30</text:span> נק']: <text:span text:style-name="T110">בחירת פרסומות לתחנת רדיו</text:span></text:p>
      <text:p text:style-name="P8">אתם מנהלים תחנת רדיו שבה, בכל יום, מוקצבות בסה”כ <text:span text:style-name="T148">999</text:span> שניות לפירסומות.</text:p>
      <text:p text:style-name="P8">לתחנה פונים <text:span text:style-name="T32">n מפרסמים. לכל מפרסם i יש פרסומת באורך נתון וידוע x</text:span><text:span text:style-name="T109">i</text:span><text:span text:style-name="T32">. אם הפרסומת של מפרסם i משודרת </text:span><text:span text:style-name="T33">ברדיו</text:span><text:span text:style-name="T32">, המפרסם </text:span><text:span text:style-name="T33">מקבל </text:span><text:span text:style-name="T32">ערך v</text:span><text:span text:style-name="T109">i</text:span><text:span text:style-name="T32"> ; הערכים האלה הם מידע פרטי של המפרסמים.</text:span></text:p>
      <text:p text:style-name="P10"><text:span text:style-name="T32">המטרה שלכם, כמנהלי התחנה, היא למקסם את </text:span><text:span text:style-name="T34">סכום הערכים </text:span><text:span text:style-name="T32">של המפרסמים, תחת האילוץ ש</text:span><text:span text:style-name="T34">סכום האורכים </text:span><text:span text:style-name="T32">של הפירסומות הוא לכל היותר </text:span><text:span text:style-name="T88">999</text:span><text:span text:style-name="T32">. <text:s/>במקביל, חשוב לכם לעודד את המפרסמים לגלות את </text:span><text:span text:style-name="T34">הערכים האמיתיים </text:span><text:span text:style-name="T32">שלהם לפירסומות.</text:span></text:p>
      <text:p text:style-name="P9"><text:span text:style-name="T32">א [</text:span><text:span text:style-name="T108">15</text:span><text:span text:style-name="T32"> נק’]. </text:span><text:span text:style-name="T33">נתון שמספר המפרסמים n=10. באיזה אלגוריתם תשתמשו? </text:span><text:span text:style-name="T50">תארו בפירוט את שלבי האלגוריתם והסבירו</text:span><text:span text:style-name="T33"> מדוע </text:span><text:span text:style-name="T50">הוא </text:span><text:span text:style-name="T33">מתאים לפתרון הבעיה. </text:span><text:span text:style-name="T38">הדגימו את האלגוריתם על </text:span><text:span text:style-name="T39">הנתונים הבאים:</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0"/>
          </table:table-cell>
          <table:table-cell table:style-name="Table1.A1" office:value-type="string">
            <text:p text:style-name="P69">מפרסם א</text:p>
          </table:table-cell>
          <table:table-cell table:style-name="Table1.A1" office:value-type="string">
            <text:p text:style-name="P69">מפרסם ב</text:p>
          </table:table-cell>
          <table:table-cell table:style-name="Table1.A1" office:value-type="string">
            <text:p text:style-name="P69">מפרסם ג</text:p>
          </table:table-cell>
          <table:table-cell table:style-name="Table1.E1" office:value-type="string">
            <text:p text:style-name="P69">מפרסם ד</text:p>
          </table:table-cell>
        </table:table-row>
        <table:table-row>
          <table:table-cell table:style-name="Table1.A2" office:value-type="string">
            <text:p text:style-name="P69">אורך הפרסומת <text:span text:style-name="T149">בשניות</text:span></text:p>
          </table:table-cell>
          <table:table-cell table:style-name="Table1.A2" office:value-type="string">
            <text:p text:style-name="P71">100</text:p>
          </table:table-cell>
          <table:table-cell table:style-name="Table1.A2" office:value-type="string">
            <text:p text:style-name="P71">200</text:p>
          </table:table-cell>
          <table:table-cell table:style-name="Table1.A2" office:value-type="string">
            <text:p text:style-name="P71">400</text:p>
          </table:table-cell>
          <table:table-cell table:style-name="Table1.E2" office:value-type="string">
            <text:p text:style-name="P72">900</text:p>
          </table:table-cell>
        </table:table-row>
        <table:table-row>
          <table:table-cell table:style-name="Table1.A2" office:value-type="string">
            <text:p text:style-name="P69">הערך למפרסם <text:span text:style-name="T149">באלפי ש"ח</text:span></text:p>
          </table:table-cell>
          <table:table-cell table:style-name="Table1.A2" office:value-type="string">
            <text:p text:style-name="P73">3</text:p>
          </table:table-cell>
          <table:table-cell table:style-name="Table1.A2" office:value-type="string">
            <text:p text:style-name="P73">5</text:p>
          </table:table-cell>
          <table:table-cell table:style-name="Table1.A2" office:value-type="string">
            <text:p text:style-name="P73">7</text:p>
          </table:table-cell>
          <table:table-cell table:style-name="Table1.E2" office:value-type="string">
            <text:p text:style-name="P74">9</text:p>
          </table:table-cell>
        </table:table-row>
      </table:table>
      <text:p text:style-name="P34"/>
      <text:p text:style-name="P9"><text:span text:style-name="T40">ב</text:span><text:span text:style-name="T33"> [</text:span><text:span text:style-name="T108">15</text:span><text:span text:style-name="T33"> נק’]. נתון שמספר המפרסמים n=</text:span><text:span text:style-name="T89">500</text:span><text:span text:style-name="T33">. באיזה אלגוריתם תשתמשו? </text:span><text:span text:style-name="T50">תארו בפירוט את שלבי האלגוריתם והסבירו</text:span><text:span text:style-name="T33"> מדוע </text:span><text:span text:style-name="T50">הוא </text:span><text:span text:style-name="T33">מתאים לפתרון הבעיה. </text:span><text:span text:style-name="T38">הדגימו את האלגוריתם על </text:span><text:span text:style-name="T39">הנתונים </text:span><text:span text:style-name="T40">של סעיף א.</text:span></text:p>
      <text:p text:style-name="P35"/>
      <text:p text:style-name="P11"><text:span text:style-name="T42">פ</text:span><text:span text:style-name="T41">תרון</text:span><text:span text:style-name="T32">: כדי למקסם את סכום הערכים יש לפתור את בעיית התרמיל.</text:span></text:p>
      <text:p text:style-name="P36">א. כיוון שמספר המפרסמים קטן, אפשר לפתור את בעיית התרמיל באופן מדוייק ע"י בדיקת כל <text:span text:style-name="T150">הצירופים</text:span>. לכן אפשר להשתמש באלגוריתם VCG, שהוא אלגוריתם אמיתי המסתמך על מיקסום סכום הערכים.</text:p>
      <text:p text:style-name="P11"><text:span text:style-name="T32">בדוגמה הנתונה, סכום הערכים המקסימלי הוא </text:span><text:span text:style-name="T90">א+</text:span><text:span text:style-name="T32">ב+</text:span><text:span text:style-name="T91">ג</text:span><text:span text:style-name="T32"> = </text:span><text:span text:style-name="T92">15</text:span><text:span text:style-name="T32">, </text:span><text:span text:style-name="T51">ולכן נבחר את מפרסמים </text:span><text:span text:style-name="T93">א,ב,</text:span><text:span text:style-name="T91">ג</text:span><text:span text:style-name="T51">. נחשב כמה כל אחד משלם:</text:span></text:p>
      <text:list xml:id="list3140089659" text:style-name="L2">
        <text:list-item>
          <text:p text:style-name="P75"><text:span text:style-name="T32">בלי </text:span><text:span text:style-name="T47">א</text:span><text:span text:style-name="T32">, נבחר את </text:span><text:span text:style-name="T92">ב</text:span><text:span text:style-name="T32">+</text:span><text:span text:style-name="T94">ג</text:span><text:span text:style-name="T32"> (סכום =</text:span><text:span text:style-name="T92">12</text:span><text:span text:style-name="T32">); עם </text:span><text:span text:style-name="T95">א</text:span><text:span text:style-name="T32">, הסכום של האחרים הוא </text:span><text:span text:style-name="T92">ב+ג</text:span><text:span text:style-name="T32">=</text:span><text:span text:style-name="T92">12</text:span><text:span text:style-name="T32">. לכן </text:span><text:span text:style-name="T92">א משלם 0.</text:span></text:p>
        </text:list-item>
        <text:list-item>
          <text:p text:style-name="P75"><text:span text:style-name="T52">בלי </text:span><text:span text:style-name="T48">ב</text:span><text:span text:style-name="T52">, נבחר את</text:span><text:span text:style-name="T92"> </text:span><text:span text:style-name="T96">א+ג</text:span><text:span text:style-name="T52"> (סכום =</text:span><text:span text:style-name="T96">10</text:span><text:span text:style-name="T52">); עם </text:span><text:span text:style-name="T92">ב</text:span><text:span text:style-name="T52">, הסכום של האחרים הוא </text:span><text:span text:style-name="T92">א+ג</text:span><text:span text:style-name="T52">=</text:span><text:span text:style-name="T92">10</text:span><text:span text:style-name="T52">. לכן </text:span><text:span text:style-name="T92">ב משלם </text:span><text:span text:style-name="T96">0</text:span><text:span text:style-name="T92">.</text:span></text:p>
        </text:list-item>
        <text:list-item>
          <text:p text:style-name="P75"><text:span text:style-name="T52">בלי </text:span><text:span text:style-name="T48">ג</text:span><text:span text:style-name="T52">, נבחר את </text:span><text:span text:style-name="T92">ד</text:span><text:span text:style-name="T52"> (סכום =</text:span><text:span text:style-name="T96">9</text:span><text:span text:style-name="T52">); עם </text:span><text:span text:style-name="T92">ג</text:span><text:span text:style-name="T52">, הסכום של האחרים הוא </text:span><text:span text:style-name="T92">א+ב</text:span><text:span text:style-name="T52">=</text:span><text:span text:style-name="T92">8</text:span><text:span text:style-name="T52">. לכן </text:span><text:span text:style-name="T97">ג</text:span><text:span text:style-name="T92"> משלם </text:span><text:span text:style-name="T96">1</text:span><text:span text:style-name="T92">.</text:span></text:p>
        </text:list-item>
      </text:list>
      <text:p text:style-name="P12"><text:span text:style-name="T52">ב. </text:span><text:span text:style-name="T32">כיוון שמספר המפרסמים גדול, ובעיית התרמיל היא NP-קשה, אי אפשר לפתור אותה באופן מדוייק ע"י בדיקת כל </text:span><text:span text:style-name="T98">הצירופים</text:span><text:span text:style-name="T32">. לכן נשתמש באלגוריתם קירוב-חצי שלמדנו בהרצאה, </text:span><text:span text:style-name="T99">וכדי שיהיה אמיתי נשתמש</text:span><text:span text:style-name="T32"> </text:span><text:span text:style-name="T100">במכרז</text:span><text:span text:style-name="T32"> מאירסון.</text:span></text:p>
      <text:list xml:id="list1766884748" text:style-name="L3">
        <text:list-item>
          <text:p text:style-name="P76"><text:span text:style-name="T41">אלגוריתם חמדני א </text:span><text:span text:style-name="T53">מסדר את המפרסמים בסדר: </text:span><text:span text:style-name="T65">ד-ג-ב-א </text:span><text:span text:style-name="T66">(מהערך הגבוה לנמוך). </text:span><text:span text:style-name="T53"><text:s/>הוא בוחר את </text:span><text:span text:style-name="T67">ד</text:span><text:span text:style-name="T68"> בלבד</text:span><text:span text:style-name="T53">, סכום=</text:span><text:span text:style-name="T69">9</text:span><text:span text:style-name="T53">.</text:span></text:p>
        </text:list-item>
        <text:list-item>
          <text:p text:style-name="P76"><text:soft-page-break/><text:span text:style-name="T41">אלגוריתם חמדני ב</text:span><text:span text:style-name="T32"> מסדר את המפרסמים בסדר: </text:span><text:span text:style-name="T101">א-ב-ג-ד </text:span><text:span text:style-name="T102">(מהיחס ערך/אורך הגבוה לנמוך. היחס עבור א הוא </text:span><text:span text:style-name="T103">3/100</text:span><text:span text:style-name="T102">; מכאן והלאה האורך גדל</text:span><text:span text:style-name="T104"> לפחות </text:span><text:span text:style-name="T102"><text:s/>פי 2 , והערך גדל פחות מפי 2, ולכן ברור </text:span><text:span text:style-name="T104">ש</text:span><text:span text:style-name="T102">היחס יורד)</text:span><text:span text:style-name="T32">. </text:span><text:span text:style-name="T105">הוא בוחר את </text:span><text:span text:style-name="T106">א+ב+ג</text:span><text:span text:style-name="T105">, סכום=</text:span><text:span text:style-name="T107">15</text:span><text:span text:style-name="T105">.</text:span></text:p>
        </text:list-item>
      </text:list>
      <text:p text:style-name="P41">התוצאה של חמדני-ב גבוהה יותר ולכן נבחרים מפרסמים א+ב+ג. <text:span text:style-name="T151">נחשב </text:span>את ערך-הסף של <text:span text:style-name="T151">כל אחד – עד לאן הם יכולים להוריד את הערך שלהם ועדיין להיבחר.</text:span></text:p>
      <text:p text:style-name="P42">ראשית, ברור שאם כל אחד מהם יוריד את הערך שלו, חמדני-א לא ישתנה – הוא עדיין יבחר את ד.</text:p>
      <text:p text:style-name="P42">שנית, חמדני-ב עדיין ישים את שני האחרים מהקבוצה {א,ב,ג} לפני ד, ולכן גם חמדני ב עדיין לא יבחר את ד – הוא עדיין יבחר את א+ב+ג [בהנחה שהאלגוריתם ממשיך לרוץ על כל השורה]. </text:p>
      <text:p text:style-name="P42">לכן, השינוי האפשרי היחיד הוא שהערך של א+ב+ג יהיה נמוך מהערך של ד, ואז אלגוריתם הקירוב יבחר את התוצאה של חמדני-א. לכן:</text:p>
      <text:list xml:id="list972917345" text:style-name="L4">
        <text:list-item>
          <text:p text:style-name="P77"><text:span text:style-name="T41">ערך הסף של </text:span><text:span text:style-name="T49">א </text:span><text:span text:style-name="T70">הוא 0, כי גם אם הערך שלו יהיה 0 – עדיין ייבחרו ב+ג. </text:span></text:p>
        </text:list-item>
        <text:list-item>
          <text:p text:style-name="P78"><text:span text:style-name="T41">ערך הסף של ב </text:span><text:span text:style-name="T53">הוא </text:span><text:span text:style-name="T71">0</text:span><text:span text:style-name="T53">, כי </text:span><text:span text:style-name="T71">גם </text:span><text:span text:style-name="T53">אם הערך שלו </text:span><text:span text:style-name="T71">יהיה 0 – עדיין ייבחרו א+ג.</text:span></text:p>
        </text:list-item>
        <text:list-item>
          <text:p text:style-name="P78"><text:span text:style-name="T41">ערך הסף של ג </text:span><text:span text:style-name="T53">הוא </text:span><text:span text:style-name="T71">1</text:span><text:span text:style-name="T53"> – </text:span><text:span text:style-name="T71">כי אם הערך שלו יירד מתחת ל-1, הסכום של א+ב+ג יהיה קטן מ-9 וייבחר ד. </text:span></text:p>
        </text:list-item>
      </text:list>
      <text:p text:style-name="P40">לסיכום, התשלומים במקרה זה זהים לתשלומים של VCG.</text:p>
      <text:p text:style-name="P40"/>
      <text:p text:style-name="P44"><text:span text:style-name="T41">הערה</text:span><text:span text:style-name="T53">: אם אלגוריתם חמדני-ב לא ממשיך לרוץ על כל השורה, </text:span><text:span text:style-name="T64">אז ערכי הסף יהיו שונים – כי האלגוריתם יעצור ברגע שיגיע ל-ד (יחס ערך/אורך =1/100). לכן ערכי-הסף של א, ב, ג יהיו 1, 2, 4 בהתאמה.</text:span></text:p>
      <text:p text:style-name="P54">שאלה <text:span text:style-name="T111">2</text:span> [<text:span text:style-name="T112">30</text:span> נק']: <text:span text:style-name="T112">החלפת כליות אמיתית</text:span></text:p>
      <text:p text:style-name="P14">במדינה כלשהי ישנם שני מרכזים רפואיים המבצעים השתלת כליות. במצב הנוכחי, כל מרכז רפואי מבצע החלפת כליות רק בין זוגות (תורם+חולה) המגיעים אליו. משרד הבריאות של אותה מדינה פנה אליכם וביקש מכם להקים תוכנית החלפת כליות ארצית, שבה יתבצעו החלפות כליה גם בין זוגות ממרכזים שונים. </text:p>
      <text:p text:style-name="P43">הערה: הטכנולוגיה הרפואית במדינה זו מאפשרת לבצע רק 4 ניתוחים במקביל (כלומר רק 2 תרומות במקביל).</text:p>
      <text:p text:style-name="P13">א [10 נק’]. תנו דוגמה הממחישה את חשיבות הקמת התוכנית הארצית. בפרט, תארו דוגמה שבה:</text:p>
      <text:list xml:id="list4266656306" text:style-name="L5">
        <text:list-item>
          <text:p text:style-name="P79">בכל מרכז רפואי ישנם 4 זוגות של תורם+חולה ללא התאמה, ואפשר להציל רק 2 חולים ע"י החלפה פנימית;</text:p>
        </text:list-item>
        <text:list-item>
          <text:p text:style-name="P79">בעזרת התוכנית הארצית, אפשר להציל את כל 8 החולים.</text:p>
        </text:list-item>
      </text:list>
      <text:p text:style-name="P13">פרטו את סוג-הדם של כל תורם וכל חולה בדוגמה, והסבירו מדוע בלי התוכנית אפשר להציל רק 2 חולים בכל מרכז ועם התוכנית אפשר להציל את כל החולים.</text:p>
      <text:p text:style-name="P15">ב [10 נק’]. בסעיף זה הניחו ששני המרכזים הרפואיים הם דוברי-אמת, ומוסרים את כל המידע שבידם מרצונם החופשי. תארו אלגוריתם המקבל כקלט את הנתונים הרפואיים משני המרכזים, ומחליט איזה החלפת כליות לבצע, כך שהתוצאה תהיה יעילה פארטו. כיתבו מימוש של האלגוריתם בפייתון (בעזרת <text:span text:style-name="T32">networkx) או בפסאודו-קוד מפורט ומדוייק. </text:span><text:span text:style-name="T79">הקלט לאלגוריתם הוא רשימת הזוגות (תורם+חולה) וסוג-הדם של כל אחד מהם. </text:span><text:span text:style-name="T73">הדגימו על הדוגמה </text:span><text:span text:style-name="T79">מ</text:span><text:span text:style-name="T73">סעיף א.</text:span></text:p>
      <text:p text:style-name="P5"><text:span text:style-name="T74">ג [10 נק’]. בסעיף זה הניחו ששני המרכזים הרפואיים </text:span><text:span text:style-name="T73">אינם בהכרח </text:span><text:span text:style-name="T74">דוברי-אמת, </text:span><text:span text:style-name="T73">אלא עלולים להסתיר מידע על-מנת למקסם את מספר החולים שלהם המקבלים כליה. </text:span><text:span text:style-name="T74">תארו אלגוריתם </text:span><text:span text:style-name="T73">המחליט איזה החלפת-כליות לבצע, באופן המעודד את המרכזים הרפואיים למסור את כל המידע שבידם, ומבצע לפחות ½ ממספר ההשתלות המקסימלי. </text:span><text:span text:style-name="T74">כיתבו מימוש של האלגוריתם בפייתון (בעזרת networkx) או בפסאודו-קוד מפורט ומדוייק. </text:span><text:span text:style-name="T79">הקלט לאלגוריתם הוא רשימת הזוגות (תורם+חולה) וסוג-הדם של כל אחד מהם. </text:span><text:span text:style-name="T73">הדגימו על הדוגמה </text:span><text:span text:style-name="T79">מ</text:span><text:span text:style-name="T73">סעיף א.</text:span></text:p>
      <text:p text:style-name="P37"/>
      <text:p text:style-name="P16"><text:span text:style-name="T9">פתרון</text:span>.</text:p>
      <text:p text:style-name="P17">א. <text:span text:style-name="T12">מרכז א</text:span><text:span text:style-name="T113">: שלושה זוגות שבהם התורם הוא </text:span><text:span text:style-name="T75">מסוג A והחולה הוא מסוג B, וזוג אחד שבו התורם מסוג B והחולה מסוג A. </text:span></text:p>
      <text:p text:style-name="P18"><text:span text:style-name="T41">מרכז ב</text:span><text:span text:style-name="T32">: להיפך: שלושה זוגות שבהם התורם הוא מסוג B והחולה הוא מסוג A, וזוג אחד שבו התורם מסוג A והחולה מסוג B. </text:span></text:p>
      <text:p text:style-name="P38">בכל מרכז בנפרד, אפשר לשדך זוג אחד A+B עם זוג אחר B+A; אבל בתוכנית הארצית אפשר לשדך את כולם.</text:p>
      <text:p text:style-name="P38"/>
      <text:p text:style-name="P19"><text:span text:style-name="T32">ב. צריך </text:span><text:span text:style-name="T76">לבנות את גרף ההתאמה בין זוגות, ולמצוא שידוך גדול ביותר. </text:span><text:span text:style-name="T77">אפשר לעשות זאת בפייתון ע"י <text:s/>networkx.maximal_matching. </text:span><text:span text:style-name="T78">השידוך הגדול ביותר הוא בגודל 4, למשל בין כל זוג במרכז א לבין הזוג ה"משלים" שלו במרכז ב. </text:span><text:span text:style-name="T80">ולכן כל 8 הזוגות משודכים וכל החולים ניצלים.</text:span></text:p>
      <text:p text:style-name="P21"/>
      <text:p text:style-name="P20"><text:soft-page-break/><text:span text:style-name="T32">ג. צריך לבנות את גרף ההתאמה בין זוגות </text:span><text:span text:style-name="T80">כמו בסעיף ב, ואז </text:span><text:span text:style-name="T32">להריץ את אלגוריתם אשלגי-פישר-קאש-פרוקצ’יה (כמו במטלה 12). </text:span><text:span text:style-name="T80">לשם כך צריך לתת לכל קשת פנימית משקל מאד גדול, נניח 10, ולכל קשת חיצונית משקל 1, ולמצוא שידוך עם משקל מקסימלי. במקרה שלנו, בכל מרכז יש 3 קשתות פנימיות (בין הזוג ה"יוצא דופן" לבין כל אחד משלושת הזוגות האחרים), ובנוסף יש 4 קשתות חיצוניות. משקל השידוך הגדול ביותר הוא 22 – עם שתי קשתות פנימיות ושתי קשתות <text:s/>חיצוניות. גם כאן 8 הזוגות משודכים וכל החולים ניצלים: 4 זוגות משודכים באופן פנימי (בתוך המרכזים שלהם), ועוד 4 זוגות משודכים באופן חיצוני (בין מרכזים שונים).</text:span></text:p>
      <text:p text:style-name="P55"><text:span text:style-name="T9">שאלה </text:span><text:span text:style-name="T13">3</text:span><text:span text:style-name="T11"> </text:span><text:span text:style-name="T9"><text:s/>[</text:span><text:span text:style-name="T14">20</text:span><text:span text:style-name="T10"> </text:span><text:span text:style-name="T9">נק']. </text:span><text:span text:style-name="T114">מערכת לתיאום תרומות לעמותות</text:span></text:p>
      <text:p text:style-name="P22">במדינה מסויימת יש 100 עמותות. כל אזרח במדינה תומך בחלק מהעמותות האלו אך לא בכולן. <text:span text:style-name="T115">כל אזרח במדינה מעוניין לתרום סכום-כסף כלשהו </text:span>לעמותות שהוא תומך בהן <text:span text:style-name="T115">בלבד. סכום התרומה הרצוי משתנה מאזרח לאזרח.</text:span> רמת השמחה של כל אזרח במדינה שווה לסכום הכולל של תרומות הניתנות לעמותות שהוא תומך בהן <text:span text:style-name="T116">(מכל התורמים יחד)</text:span>.</text:p>
      <text:p text:style-name="P22">עליכם לתכנן מערכת <text:span text:style-name="T116">שתתאם את התרומות של האזרחים השונים, בהתאם לדרישות הבאות:</text:span></text:p>
      <text:list xml:id="list3358945529" text:style-name="L6">
        <text:list-item>
          <text:p text:style-name="P80">רמת השמחה של כל אזרח המשתתף במערכת היא גדולה לפחות כמו רמת השמחה שלו אילו לא היה משתתף.</text:p>
        </text:list-item>
        <text:list-item>
          <text:p text:style-name="P81">האלגוריתם מעודד כל אזרח לגלות את <text:span text:style-name="T122">הרשימה המדוייקת של </text:span>העמותות שהוא תומך בהן.</text:p>
        </text:list-item>
        <text:list-item>
          <text:p text:style-name="P82">החלוקה היא יעילה-פארטו <text:span text:style-name="T123">ביחס לקבוצת</text:span> החלוקות שבהן כל אזרח תורם רק לעמותות שהוא תומך בהן.</text:p>
        </text:list-item>
      </text:list>
      <text:p text:style-name="P7"><text:span text:style-name="T117">א [10 נק’]. </text:span>תארו <text:span text:style-name="T117">בפירוט את הקלט והפלט של המערכת: איך נראה מסך-הקלט המוצג לכל אזרח, ומה בדיוק צריך להקליד שם? איך נראה הפלט המוצג לכל אזרח? צרפו ציורי מסכים לדוגמה.</text:span></text:p>
      <text:p text:style-name="P6"><text:span text:style-name="T6">ב [10 נק’]</text:span>. <text:span text:style-name="T118">תארו אלגוריתם המקיים את הדרישות. נמקו את בחירתכם. הדגימו את פעולת האלגוריתם על הנתונים הבאים:</text:span></text:p>
      <text:list xml:id="list2199956269" text:style-name="L7">
        <text:list-item>
          <text:p text:style-name="P83">אזרח א תומך בעמותות <text:span text:style-name="T121">ע,פ ומוכן לתרום 100;</text:span></text:p>
        </text:list-item>
        <text:list-item>
          <text:p text:style-name="P83">אז<text:span text:style-name="T121">רח ב תומך בעמותות פ,צ ומוכן לתרום 200;</text:span></text:p>
        </text:list-item>
        <text:list-item>
          <text:p text:style-name="P85">אזרח ג תומך בעמותות <text:span text:style-name="T125">צ,ק</text:span> ומוכן לתרום 300.</text:p>
        </text:list-item>
      </text:list>
      <text:p text:style-name="P26"/>
      <text:p text:style-name="P6"/>
      <text:p text:style-name="P23"><text:span text:style-name="T9">פתרון</text:span>.</text:p>
      <text:p text:style-name="P23">א. <text:span text:style-name="T9">קלט</text:span>: לכל אזרח מוצג מסך עם הרשימה של 100 העמותות, וכן שדה מספר<text:span text:style-name="T119">י</text:span>. האזרח צריך לסמן וי ליד כל עמותה שהוא תומך <text:span text:style-name="T119">בה, וכן לכתוב איזה סכום הוא מעוניין לתרום בסך-הכל.</text:span></text:p>
      <text:p text:style-name="P24"><text:span text:style-name="T9">פלט</text:span>: המערכת שולחת לכל אזרח בדואל רשימה המפרטת כמה כסף הוא צריך לתרום לכל עמותה, מבין העמותות שהוא תומך בהן. <text:span text:style-name="T120">לדוגמה, אם הקלט הוא "א, ב, ד, 100 ש"ח" אז הפלט יכול להיות "א – 30, ב – 50, ד – 20”.</text:span></text:p>
      <text:p text:style-name="P25">ב. מבין האלגוריתמים שלמדנו, היחיד המקיים את שתי הדרישות הוא <text:span text:style-name="T124">האלגוריתם האוטיליטרי-על-תנאי: כל אזרח תורם לעמותות עם הכי הרבה תומכים, מבין אלה שהוא תומך בהן. כפי שלמדנו בהרצאה, האלגוריתם מעודד השתתפות (תכונה 1), אמיתי (תכונה 2), וממקסם את סכום הערכים (ולכן יעיל פארטו) תחת האילוץ שכל אזרח תורם רק לעמותות שהוא תומך בהן (תכונה 3). <text:s/>דוגמה:</text:span></text:p>
      <text:list xml:id="list160010564976847" text:continue-numbering="true" text:style-name="L7">
        <text:list-item>
          <text:p text:style-name="P84">אזרח א <text:span text:style-name="T126">צריך לתרום את כל ה-100 שלו לעמותה פ בלבד;</text:span></text:p>
        </text:list-item>
        <text:list-item>
          <text:p text:style-name="P84">אז<text:span text:style-name="T121">רח ב יכול לחלק את ה-200 שלו באופן כלשהו בין עמותות פ,צ – נניח 100 לכל אחת;</text:span></text:p>
        </text:list-item>
        <text:list-item>
          <text:p text:style-name="P86">אזרח ג <text:span text:style-name="T126">צריך לתרום את כל ה-300 שלו לעמותה צ בלבד.</text:span></text:p>
        </text:list-item>
        <text:list-item>
          <text:p text:style-name="P87"><text:soft-page-break/>בסה"כ: עמותה פ מקבלת 200 ועמותה צ מקבלת <text:span text:style-name="T127">4</text:span>00. עמותות ע, ק לא מקבלות כלום.</text:p>
        </text:list-item>
      </text:list>
      <text:p text:style-name="P27"/>
      <text:p text:style-name="P56"><text:span text:style-name="T9">שאלה</text:span><text:span text:style-name="T13"> </text:span><text:span text:style-name="T15">4</text:span><text:span text:style-name="T11"> </text:span><text:span text:style-name="T9"><text:s/>[</text:span><text:span text:style-name="T14">20</text:span><text:span text:style-name="T10"> </text:span><text:span text:style-name="T9">נק']. </text:span><text:span text:style-name="T43">חלוקת עוגה - תיכנות</text:span></text:p>
      <text:p text:style-name="P28">נניח שרוצים לחלק <text:span text:style-name="T129">נהר חד-ממדי, המיוצג </text:span>ע"י הקטע [0,1]. כל משתתף מיוצג ע"י המחלקה הבאה:</text:p>
      <text:p text:style-name="P60"><text:span text:style-name="T130">class </text:span><text:span text:style-name="T21">Agent:</text:span><text:span text:style-name="T133"><text:line-break/></text:span><text:span text:style-name="T21"> <text:s text:c="3"/></text:span><text:span text:style-name="T130">def </text:span><text:span text:style-name="T22">eval</text:span><text:span text:style-name="T21">(</text:span><text:span text:style-name="T134">self</text:span><text:span text:style-name="T21">, x:</text:span><text:span text:style-name="T131">float</text:span><text:span text:style-name="T21">)-&gt;</text:span><text:span text:style-name="T131">float</text:span><text:span text:style-name="T21">:</text:span><text:span text:style-name="T133"><text:line-break/></text:span><text:span text:style-name="T21"> <text:s text:c="7"/></text:span><text:span text:style-name="T135">"""</text:span><text:span text:style-name="T133"><text:line-break/></text:span><text:span text:style-name="T135"> <text:s text:c="7"/></text:span><text:span text:style-name="T136">:param <text:s text:c="3"/></text:span><text:span text:style-name="T135">x: a positive number representing a location on the cake.</text:span><text:span text:style-name="T133"><text:line-break/></text:span><text:span text:style-name="T135"> <text:s text:c="7"/></text:span><text:span text:style-name="T136">:return</text:span><text:span text:style-name="T135">: <text:s/>v: the value of the piece [0,x] for the agent.</text:span><text:span text:style-name="T133"><text:line-break/></text:span><text:span text:style-name="T135"> <text:s text:c="7"/>"""</text:span><text:span text:style-name="T133"><text:line-break/></text:span><text:span text:style-name="T135"> <text:s text:c="7"/></text:span><text:span text:style-name="T133"><text:line-break/><text:line-break/></text:span><text:span text:style-name="T130"> <text:s text:c="3"/>def </text:span><text:span text:style-name="T22">mark</text:span><text:span text:style-name="T21">(</text:span><text:span text:style-name="T134">self</text:span><text:span text:style-name="T21">, v:</text:span><text:span text:style-name="T131">float</text:span><text:span text:style-name="T21">)-&gt;</text:span><text:span text:style-name="T131">float</text:span><text:span text:style-name="T21">:</text:span><text:span text:style-name="T133"><text:line-break/></text:span><text:span text:style-name="T21"> <text:s text:c="7"/></text:span><text:span text:style-name="T135">"""</text:span><text:span text:style-name="T133"><text:line-break/></text:span><text:span text:style-name="T135"> <text:s text:c="7"/></text:span><text:span text:style-name="T136">:param</text:span><text:span text:style-name="T135"> <text:s text:c="3"/>v: a positive number representing a value of a piece.</text:span><text:span text:style-name="T133"><text:line-break/></text:span><text:span text:style-name="T135"> <text:s text:c="7"/></text:span><text:span text:style-name="T136">:return</text:span><text:span text:style-name="T135">: <text:s/>x: a number such that the value of [0,x] equals v.</text:span><text:span text:style-name="T133"><text:line-break/></text:span><text:span text:style-name="T135"> <text:s text:c="7"/>"""</text:span><text:span text:style-name="T133"><text:line-break/></text:span></text:p>
      <text:p text:style-name="P59"/>
      <text:p text:style-name="P28">א <text:span text:style-name="T138">[10 נק’]</text:span>. כיתבו <text:span text:style-name="T128">בפייתון (או פסאודו-קוד מפורט ומדוייק) </text:span>את אלגוריתם "חתוך ובחר":</text:p>
      <text:p text:style-name="P68"><text:span text:style-name="T132">def </text:span><text:span text:style-name="T23">cutAndChoose(</text:span><text:span text:style-name="T137">a:Agent</text:span><text:span text:style-name="T23">, </text:span><text:span text:style-name="T137">b:Agent</text:span><text:span text:style-name="T23">):</text:span><text:line-break/></text:p>
      <text:p text:style-name="P28">הפונקציה מקבלת שני שחקנים וכותבת את החלוקה בפורמט הבא (לדוגמה):</text:p>
      <text:p text:style-name="P64">Agent a receives [0,0.3]. <text:s/>Agent b receives [0.3,1].</text:p>
      <text:p text:style-name="P28"/>
      <text:p text:style-name="P29">ב <text:span text:style-name="T138">[10 נק’]</text:span>. כיתבו <text:span text:style-name="T128">בפייתון (או פסאודו-קוד מפורט ומדוייק) </text:span>את אלגוריתם “<text:span text:style-name="T139">המפחית האחרון”</text:span>:</text:p>
      <text:p text:style-name="P68"><text:span text:style-name="T132">def </text:span><text:span text:style-name="T24">alg</text:span><text:span text:style-name="T25">LastDiminisher</text:span><text:span text:style-name="T23">(</text:span><text:span text:style-name="T137">agents:List[Agent]</text:span><text:span text:style-name="T23">):</text:span><text:line-break/></text:p>
      <text:p text:style-name="P28">הפונקציה מקבלת מערך של שחקנים וכותבת את החלוקה בפורמט הבא (לדוגמה):</text:p>
      <text:p text:style-name="P65"><text:span text:style-name="T7">Agent 0 receives [0,0.3]. </text:span><text:span text:style-name="T8"><text:s/></text:span><text:span text:style-name="T7">Agent 1 receives [0.3,0.6]</text:span><text:span text:style-name="T8">.</text:span><text:span text:style-name="T7"> </text:span><text:span text:style-name="T8"><text:s/>Agent 2..</text:span></text:p>
      <text:p text:style-name="P51"/>
      <text:p text:style-name="P61"><text:span text:style-name="T9">פתרון</text:span>:</text:p>
      <text:p text:style-name="P61">א. ראו כאן: <text:a xlink:type="simple" xlink:href="https://github.com/erelsgl/fairpy/blob/master/cut_and_choose.py" text:style-name="Internet_20_link" text:visited-style-name="Visited_20_Internet_20_Link">https://github.com/erelsgl/fairpy/blob/master/cut_and_choose.py</text:a> </text:p>
      <text:p text:style-name="P61"/>
      <text:p text:style-name="P62">ב. ראו כאן: <text:a xlink:type="simple" xlink:href="https://github.com/guyguy40/fairpy/blob/master/last_diminisher.py" text:style-name="Internet_20_link" text:visited-style-name="Visited_20_Internet_20_Link">https://github.com/guyguy40/fairpy/blob/master/last_diminisher.py</text:a> </text:p>
      <text:p text:style-name="P63"/>
      <text:p text:style-name="P57"><text:span text:style-name="T9">שאלה</text:span><text:span text:style-name="T13"> </text:span><text:span text:style-name="T44">5</text:span><text:span text:style-name="T11"> </text:span><text:span text:style-name="T9"><text:s/>[</text:span><text:span text:style-name="T14">20</text:span><text:span text:style-name="T10"> </text:span><text:span text:style-name="T9">נק']. </text:span><text:span text:style-name="T46">מיקסום רווח </text:span><text:span text:style-name="T140">עם מס</text:span></text:p>
      <text:p text:style-name="P30"><text:span text:style-name="T143">קבלן </text:span>מעוניין למכור <text:span text:style-name="T143">דירה אחת </text:span>לקונה אחד ולמקסם את <text:span text:style-name="T143">תוחלת <text:s/></text:span>הרווח שלו. התפלגות הערך של הקונה אחידה בין <text:span text:style-name="T144">1.5 מיליון לבין 3 מיליון ש"ח.</text:span></text:p>
      <text:p text:style-name="P32"><text:span text:style-name="T147">א</text:span> <text:span text:style-name="T142">[10 נק’]</text:span>. הממשלה מטילה מס של <text:span text:style-name="T146">0.</text:span><text:span text:style-name="T82">4</text:span><text:span text:style-name="T146"> מיליון ש"ח </text:span><text:span text:style-name="T7">על המוכר</text:span>. מהו המכרז הממקסם את תוחלת הרווח של המוכר? <text:span text:style-name="T141">ו</text:span>מהי תוחלת הרווח של המוכר? <text:span text:style-name="T145">נמקו ופרטו את חישוביכם.</text:span></text:p>
      <text:p text:style-name="P30"><text:span text:style-name="T153">ב</text:span> <text:span text:style-name="T142">[10 נק’]</text:span>. הממשלה מטילה מס של <text:span text:style-name="T146">0.</text:span><text:span text:style-name="T82">4</text:span><text:span text:style-name="T146"> מיליון ש"ח </text:span><text:span text:style-name="T7">על הקונה</text:span>. מהו המכרז הממקסם את תוחלת הרווח של המוכר? <text:span text:style-name="T141">ו</text:span>מהי תוחלת הרווח של המוכר? <text:span text:style-name="T145">נמקו ופרטו את חישוביכם.</text:span></text:p>
      <text:p text:style-name="P31"/>
      <text:p text:style-name="P33"><text:span text:style-name="T45">פ</text:span><text:span text:style-name="T41">תרון</text:span><text:span text:style-name="T53">: </text:span></text:p>
      <text:list xml:id="list3294017761" text:style-name="L8">
        <text:list-item>
          <text:p text:style-name="P88"><text:span text:style-name="T57">א</text:span><text:span text:style-name="T54">. </text:span><text:span text:style-name="T57">פונקציית הערך </text:span><text:span text:style-name="T55">הוירטואלי של הקונה (במיליוני ש"ח) היא 2v-</text:span><text:span text:style-name="T56">3</text:span><text:span text:style-name="T55">. </text:span><text:span text:style-name="T57">תוחלת הרווח של המוכר </text:span><text:span text:style-name="T36">בלי מס </text:span><text:span text:style-name="T57">שווה לתוחלת של הערך הוירטואלי של הקונה. אבל </text:span><text:span text:style-name="T36">עם מס </text:span><text:span text:style-name="T57">התוחלת קטנה יותר ב 0.</text:span><text:span text:style-name="T60">4</text:span><text:span text:style-name="T57">, כלומר היא 2v-3.</text:span><text:span text:style-name="T60">4</text:span><text:span text:style-name="T57">. כדי למקסם תוחלת רווח, המוכר צריך למכור אם"ם הביטוי הזה גדול מאפס, כלומר אמ"ם v&gt;1.</text:span><text:span text:style-name="T60">7</text:span><text:span text:style-name="T57">, לכן המכרז הממקסם-רווח הוא מכרז מאירסון עם ערך-סף קבוע 1.</text:span><text:span text:style-name="T61">7</text:span><text:span text:style-name="T57">. <text:s text:c="3"/>המוכר מרויח 1.</text:span><text:span text:style-name="T61">7</text:span><text:span text:style-name="T57"> ברוטו ו 1.</text:span><text:span text:style-name="T61">3</text:span><text:span text:style-name="T57"> נטו אמ"ם הקונה קונה, וזה קורה בהסתברות </text:span><text:span text:style-name="T58">1.</text:span><text:span text:style-name="T62">3</text:span><text:span text:style-name="T58">/1.5 </text:span><text:span text:style-name="T72">(זו ההסתברות שהערך של הקונה הוא מעל 1.7).</text:span><text:span text:style-name="T58"> סה"כ תוחלת הרווח </text:span><text:span text:style-name="T59">של המוכר </text:span><text:span text:style-name="T58">היא: </text:span></text:p>
        </text:list-item>
      </text:list>
      <text:p text:style-name="P66"><text:span text:style-name="T58">1</text:span><text:span text:style-name="T53">.</text:span><text:span text:style-name="T62">3</text:span><text:span text:style-name="T53"> * 1.</text:span><text:span text:style-name="T62">3</text:span><text:span text:style-name="T53"> / 1.5</text:span></text:p>
      <text:list xml:id="list160010327327960" text:continue-numbering="true" text:style-name="L8">
        <text:list-item>
          <text:p text:style-name="P89"><text:span text:style-name="T147">ב. כשהקונה מביא בחשבון את המס, התפלגות הערך שלו </text:span><text:span text:style-name="T83">נטו </text:span><text:span text:style-name="T147">היא בין 1.1 לבין 2.6. לכן פונקציית הערך הוירטואלי שלו היא </text:span><text:span text:style-name="T81">2v-2.</text:span><text:span text:style-name="T84">6</text:span><text:span text:style-name="T81">. כדי למקסם רווח, המוכר צריך למכור לו אמ"ם הערך הוירטואלי גדול מאפס, כלומר אמ"ם </text:span><text:span text:style-name="T85">הערך של הקונה </text:span><text:span text:style-name="T35">אחרי מס </text:span><text:span text:style-name="T85">הוא לפחות 1.3. </text:span><text:span text:style-name="T86">לכן המכרז הממקסם רווח הוא מכרז מאירסון עם ערך-סף קבוע 1.3. <text:s text:c="2"/></text:span><text:span text:style-name="T87">המוכר מרויח 1.3 אמ”ם הקונה קונה, וזה קורה בהסתברות 1.3/1.5 </text:span><text:span text:style-name="T72">(זו ההסתברות שהערך של הקונה </text:span><text:span text:style-name="T37">אחרי מס </text:span><text:span text:style-name="T72">הוא מעל 1.3).</text:span><text:span text:style-name="T87"> </text:span><text:span text:style-name="T58">סה"כ תוחלת הרווח </text:span><text:span text:style-name="T59">של המוכר </text:span><text:span text:style-name="T58">היא </text:span><text:span text:style-name="T63">כמו בסעיף א</text:span><text:span text:style-name="T58">: </text:span></text:p>
        </text:list-item>
      </text:list>
      <text:p text:style-name="P67"><text:span text:style-name="T63">1.</text:span><text:span text:style-name="T62">3</text:span><text:span text:style-name="T63"> * 1.</text:span><text:span text:style-name="T62">3</text:span><text:span text:style-name="T63"> / 1.5</text:span></text:p>
      <text:p text:style-name="P39"/>
      <text:p text:style-name="P58">שאלה <text:span text:style-name="T28">6</text:span>. <text:span text:style-name="T29">תוספת נקודות</text:span></text:p>
      <text:p text:style-name="P4">אם שמכם הופיע באחד או יותר מקבצי הפתרונות שפורסמו בגיטהאב של הקורס, אנא ציינו את מספרי המטלות. <text:span text:style-name="T29">כל מטלה שבה שמכם הופיע, מזכה אתכם בתוספת של נקודה לציון הסופי.</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ejaVu Sans Mono" svg:font-family="'DejaVu Sans Mono'" style:font-adornments="Regular" style:font-pitch="fixed"/>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erif" svg:font-family="'Liberation Serif'" style:font-family-generic="swiss" style:font-pitch="variable"/>
    <style:font-face style:name="David CLM1"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he" style:country-complex="I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Nachlieli CLM1" style:font-family-complex="'Nachlieli CLM'"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achlieli CLM1" style:font-family-complex="'Nachlieli CLM'"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paragraph-properties fo:text-align="end" style:justify-single-word="false" style:writing-mode="rl-tb"/>
      <style:text-properties fo:font-weight="bold" style:font-weight-asian="bold" style:font-weight-complex="bold"/>
    </style:style>
    <style:style style:name="Heading_20_3" style:display-name="Heading 3" style:family="paragraph" style:parent-style-name="Heading" style:default-outline-level="" style:class="text"/>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swiss" style:font-pitch="variable" fo:font-size="12pt" fo:font-weight="bold" style:font-name-asian="DejaVu Sans" style:font-family-asian="'DejaVu Sans'"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3.35in" style:type="center"/>
          <style:tab-stop style:position="6.7in" style:type="right"/>
        </style:tab-stops>
      </style:paragraph-properties>
    </style:style>
    <style:style style:name="Frame_20_contents" style:display-name="Frame contents" style:family="paragraph" style:parent-style-name="Standard" style:default-outline-level=""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text-align="start" style:justify-single-word="false" fo:orphans="2" fo:widows="2" style:writing-mode="lr-tb"/>
      <style:text-properties style:use-window-font-color="true" style:font-name="Liberation Sans" fo:font-family="'Liberation Sans'" style:font-family-generic="roman" style:font-pitch="variable" fo:font-size="18pt" fo:language="en" fo:country="US" style:letter-kerning="fals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lank_7e_LT_7e_Hintergrund" style:display-name="blank~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achlieli CLM" fo:font-family="'Nachlieli CLM'"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ackgro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2" style:display-name="Default_2"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4" style:display-name="Default_4"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1_5f_1" style:display-name="Default_1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Strong_20_Emphasis" style:display-name="Strong Emphasi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weight="bold" style:letter-kerning="false" style:font-name-asian="DejaVu Sans" style:font-family-asian="'DejaVu Sans'" style:font-family-generic-asian="system" style:font-pitch-asian="variable" style:font-size-asian="12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Quotation"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style="italic" style:letter-kerning="false" style:font-name-asian="DejaVu Sans" style:font-family-asian="'DejaVu Sans'" style:font-family-generic-asian="system" style:font-pitch-asian="variable" style:font-size-asian="12pt" style:language-asian="en" style:country-asian="US" style:font-style-asian="italic" style:font-name-complex="Liberation Sans2" style:font-family-complex="'Liberation Sans'" style:font-family-generic-complex="system" style:font-pitch-complex="variable" style:font-size-complex="12pt" style:language-complex="he" style:country-complex="IL"/>
    </style:style>
    <style:style style:name="Numbering_20_Symbols" style:display-name="Numbering Symbol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Notizen" style:display-name="Title1~LT~Notizen" style:family="paragraph" style:default-outline-level="">
      <style:paragraph-properties fo:margin-top="0.1102in" fo:margin-bottom="0in" loext:contextual-spacing="false" style:line-height-at-least="0.4327in" fo:text-align="start" style:justify-single-word="false" fo:orphans="2" fo:widows="2" style:writing-mode="lr-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Untertitel" style:display-name="Title1~LT~Untertitel" style:family="paragraph" style:default-outline-level="">
      <style:paragraph-properties fo:margin-left="0.6618in" fo:margin-right="0in" fo:margin-top="0.1701in" fo:margin-bottom="0in" loext:contextual-spacing="false" style:line-height-at-least="0.4327in" fo:text-align="center"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Titel" style:display-name="Title1~LT~Titel" style:family="paragraph" style:default-outline-level="">
      <style:paragraph-properties fo:margin-top="0in" fo:margin-bottom="0in" loext:contextual-spacing="false" fo:line-height="68%" fo:text-align="end" style:justify-single-word="false" fo:orphans="2" fo:widows="2" style:writing-mode="rl-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bold" style:letter-kerning="true" style:font-name-asian="DejaVu Sans" style:font-family-asian="'DejaVu Sans'" style:font-family-generic-asian="system" style:font-pitch-asian="variable" style:font-size-asian="12pt" style:language-asian="en" style:country-asian="US" style:font-style-asian="normal" style:font-weight-asian="bold"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9" style:display-name="Title1~LT~Gliederung 9"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8" style:display-name="Title1~LT~Gliederung 8"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7" style:display-name="Title1~LT~Gliederung 7"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6" style:display-name="Title1~LT~Gliederung 6"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5" style:display-name="Title1~LT~Gliederung 5"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4" style:display-name="Title1~LT~Gliederung 4" style:family="paragraph" style:default-outline-level="">
      <style:paragraph-properties fo:margin-left="3.0866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0866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3" style:display-name="Title1~LT~Gliederung 3" style:family="paragraph" style:default-outline-level="">
      <style:paragraph-properties fo:margin-left="2.2047in" fo:margin-right="0in" fo:margin-top="0.1472in" fo:margin-bottom="0in" loext:contextual-spacing="false" style:line-height-at-least="0.4327in" fo:text-align="end" style:justify-single-word="false" fo:orphans="2" fo:widows="2" fo:text-indent="-0.4409in" style:auto-text-indent="false" style:writing-mode="rl-tb">
        <style:tab-stops>
          <style:tab-stop style:position="2.2047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2" style:display-name="Title1~LT~Gliederung 2" style:family="paragraph" style:default-outline-level="">
      <style:paragraph-properties fo:margin-left="1.4335in" fo:margin-right="0in" fo:margin-top="0.1591in" fo:margin-bottom="0in" loext:contextual-spacing="false" style:line-height-at-least="0.4327in" fo:text-align="end" style:justify-single-word="false" fo:orphans="2" fo:widows="2" fo:text-indent="-0.5516in" style:auto-text-indent="false" style:writing-mode="rl-tb">
        <style:tab-stops>
          <style:tab-stop style:position="1.4335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1" style:display-name="Title1~LT~Gliederung 1" style:family="paragraph" style:default-outline-level="">
      <style:paragraph-properties fo:margin-left="0.6618in" fo:margin-right="0in" fo:margin-top="0.1701in" fo:margin-bottom="0in" loext:contextual-spacing="false" style:line-height-at-least="0.4327in" fo:text-align="end"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Notizen" style:display-name="Master1-Layout11-vertTitleAndTx-כותרת-אנכית-וטקסט~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9" style:display-name="Master1-Layout11-vertTitleAndTx-כותרת-אנכית-וטקסט~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8" style:display-name="Master1-Layout11-vertTitleAndTx-כותרת-אנכית-וטקסט~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7" style:display-name="Master1-Layout11-vertTitleAndTx-כותרת-אנכית-וטקסט~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6" style:display-name="Master1-Layout11-vertTitleAndTx-כותרת-אנכית-וטקסט~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5" style:display-name="Master1-Layout11-vertTitleAndTx-כותרת-אנכית-וטקסט~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4" style:display-name="Master1-Layout11-vertTitleAndTx-כותרת-אנכית-וטקסט~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3" style:display-name="Master1-Layout11-vertTitleAndTx-כותרת-אנכית-וטקסט~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2" style:display-name="Master1-Layout11-vertTitleAndTx-כותרת-אנכית-וטקסט~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Notizen" style:display-name="Master1-Layout10-vertTx-כותרת-וטקסט-אנכי~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Untertitel" style:display-name="Master1-Layout10-vertTx-כותרת-וטקסט-אנכי~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9" style:display-name="Master1-Layout10-vertTx-כותרת-וטקסט-אנכי~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8" style:display-name="Master1-Layout10-vertTx-כותרת-וטקסט-אנכי~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7" style:display-name="Master1-Layout10-vertTx-כותרת-וטקסט-אנכי~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6" style:display-name="Master1-Layout10-vertTx-כותרת-וטקסט-אנכי~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5" style:display-name="Master1-Layout10-vertTx-כותרת-וטקסט-אנכי~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4" style:display-name="Master1-Layout10-vertTx-כותרת-וטקסט-אנכי~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3" style:display-name="Master1-Layout10-vertTx-כותרת-וטקסט-אנכי~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2" style:display-name="Master1-Layout10-vertTx-כותרת-וטקסט-אנכי~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1" style:display-name="Master1-Layout10-vertTx-כותרת-וטקסט-אנכי~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Notizen" style:display-name="Master1-Layout9-picTx-תמונה-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Untertitel" style:display-name="Master1-Layout9-picTx-תמונה-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9" style:display-name="Master1-Layout9-picTx-תמונה-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8" style:display-name="Master1-Layout9-picTx-תמונה-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7" style:display-name="Master1-Layout9-picTx-תמונה-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6" style:display-name="Master1-Layout9-picTx-תמונה-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5" style:display-name="Master1-Layout9-picTx-תמונה-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4" style:display-name="Master1-Layout9-picTx-תמונה-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3" style:display-name="Master1-Layout9-picTx-תמונה-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2" style:display-name="Master1-Layout9-picTx-תמונה-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1" style:display-name="Master1-Layout9-picTx-תמונה-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Notizen" style:display-name="Master1-Layout8-objTx-תוכן-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Untertitel" style:display-name="Master1-Layout8-objTx-תוכן-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9" style:display-name="Master1-Layout8-objTx-תוכן-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8" style:display-name="Master1-Layout8-objTx-תוכן-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7" style:display-name="Master1-Layout8-objTx-תוכן-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6" style:display-name="Master1-Layout8-objTx-תוכן-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5" style:display-name="Master1-Layout8-objTx-תוכן-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4" style:display-name="Master1-Layout8-objTx-תוכן-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3" style:display-name="Master1-Layout8-objTx-תוכן-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2" style:display-name="Master1-Layout8-objTx-תוכן-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1" style:display-name="Master1-Layout8-objTx-תוכן-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Notizen" style:display-name="Master1-Layout7-blank-ריק~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Untertitel" style:display-name="Master1-Layout7-blank-ריק~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9" style:display-name="Master1-Layout7-blank-ריק~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8" style:display-name="Master1-Layout7-blank-ריק~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7" style:display-name="Master1-Layout7-blank-ריק~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6" style:display-name="Master1-Layout7-blank-ריק~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5" style:display-name="Master1-Layout7-blank-ריק~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4" style:display-name="Master1-Layout7-blank-ריק~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3" style:display-name="Master1-Layout7-blank-ריק~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2" style:display-name="Master1-Layout7-blank-ריק~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1" style:display-name="Master1-Layout7-blank-ריק~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Notizen" style:display-name="Master1-Layout6-titleOnly-כותרת-בלבד~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Untertitel" style:display-name="Master1-Layout6-titleOnly-כותרת-בלבד~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9" style:display-name="Master1-Layout6-titleOnly-כותרת-בלבד~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8" style:display-name="Master1-Layout6-titleOnly-כותרת-בלבד~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7" style:display-name="Master1-Layout6-titleOnly-כותרת-בלבד~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6" style:display-name="Master1-Layout6-titleOnly-כותרת-בלבד~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5" style:display-name="Master1-Layout6-titleOnly-כותרת-בלבד~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4" style:display-name="Master1-Layout6-titleOnly-כותרת-בלבד~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3" style:display-name="Master1-Layout6-titleOnly-כותרת-בלבד~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2" style:display-name="Master1-Layout6-titleOnly-כותרת-בלבד~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1" style:display-name="Master1-Layout6-titleOnly-כותרת-בלבד~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Notizen" style:display-name="Master1-Layout5-twoTxTwoObj-השווא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Untertitel" style:display-name="Master1-Layout5-twoTxTwoObj-השווא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9" style:display-name="Master1-Layout5-twoTxTwoObj-השווא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8" style:display-name="Master1-Layout5-twoTxTwoObj-השווא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7" style:display-name="Master1-Layout5-twoTxTwoObj-השווא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6" style:display-name="Master1-Layout5-twoTxTwoObj-השווא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5" style:display-name="Master1-Layout5-twoTxTwoObj-השווא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4" style:display-name="Master1-Layout5-twoTxTwoObj-השווא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3" style:display-name="Master1-Layout5-twoTxTwoObj-השווא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2" style:display-name="Master1-Layout5-twoTxTwoObj-השווא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1" style:display-name="Master1-Layout5-twoTxTwoObj-השווא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Notizen" style:display-name="Master1-Layout4-twoObj-שני-תכנים~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Untertitel" style:display-name="Master1-Layout4-twoObj-שני-תכנים~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9" style:display-name="Master1-Layout4-twoObj-שני-תכנים~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8" style:display-name="Master1-Layout4-twoObj-שני-תכנים~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7" style:display-name="Master1-Layout4-twoObj-שני-תכנים~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6" style:display-name="Master1-Layout4-twoObj-שני-תכנים~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5" style:display-name="Master1-Layout4-twoObj-שני-תכנים~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4" style:display-name="Master1-Layout4-twoObj-שני-תכנים~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3" style:display-name="Master1-Layout4-twoObj-שני-תכנים~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2" style:display-name="Master1-Layout4-twoObj-שני-תכנים~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1" style:display-name="Master1-Layout4-twoObj-שני-תכנים~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Notizen" style:display-name="Master1-Layout3-secHead-כותרת-מקטע-עליונ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9" style:display-name="Master1-Layout3-secHead-כותרת-מקטע-עליונ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8" style:display-name="Master1-Layout3-secHead-כותרת-מקטע-עליונ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7" style:display-name="Master1-Layout3-secHead-כותרת-מקטע-עליונ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6" style:display-name="Master1-Layout3-secHead-כותרת-מקטע-עליונ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5" style:display-name="Master1-Layout3-secHead-כותרת-מקטע-עליונ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4" style:display-name="Master1-Layout3-secHead-כותרת-מקטע-עליונ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3" style:display-name="Master1-Layout3-secHead-כותרת-מקטע-עליונ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2" style:display-name="Master1-Layout3-secHead-כותרת-מקטע-עליונ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1" style:display-name="Master1-Layout3-secHead-כותרת-מקטע-עליונ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Notizen" style:display-name="Master1-Layout2-obj-כותרת-ותוכן~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Untertitel" style:display-name="Master1-Layout2-obj-כותרת-ותוכן~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9" style:display-name="Master1-Layout2-obj-כותרת-ותוכן~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8" style:display-name="Master1-Layout2-obj-כותרת-ותוכן~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7" style:display-name="Master1-Layout2-obj-כותרת-ותוכן~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6" style:display-name="Master1-Layout2-obj-כותרת-ותוכן~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5" style:display-name="Master1-Layout2-obj-כותרת-ותוכן~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4" style:display-name="Master1-Layout2-obj-כותרת-ותוכן~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3" style:display-name="Master1-Layout2-obj-כותרת-ותוכן~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2" style:display-name="Master1-Layout2-obj-כותרת-ותוכן~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1" style:display-name="Master1-Layout2-obj-כותרת-ותוכן~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Notizen" style:display-name="Master1-Layout1-title-שקופית-כותרת~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Untertitel" style:display-name="Master1-Layout1-title-שקופית-כותרת~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9" style:display-name="Master1-Layout1-title-שקופית-כותרת~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8" style:display-name="Master1-Layout1-title-שקופית-כותרת~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7" style:display-name="Master1-Layout1-title-שקופית-כותרת~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6" style:display-name="Master1-Layout1-title-שקופית-כותרת~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5" style:display-name="Master1-Layout1-title-שקופית-כותרת~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4" style:display-name="Master1-Layout1-title-שקופית-כותרת~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3" style:display-name="Master1-Layout1-title-שקופית-כותרת~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2" style:display-name="Master1-Layout1-title-שקופית-כותרת~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1" style:display-name="Master1-Layout1-title-שקופית-כותרת~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Notizen" style:display-name="Master1-Default~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Untertitel" style:display-name="Master1-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9" style:display-name="Master1-Default~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8" style:display-name="Master1-Default~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7" style:display-name="Master1-Default~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6" style:display-name="Master1-Default~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5" style:display-name="Master1-Default~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4" style:display-name="Master1-Default~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3" style:display-name="Master1-Default~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2" style:display-name="Master1-Default~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1" style:display-name="Master1-Default~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1" style:display-name="tx~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2" style:display-name="tx~LT~Gliederung 2" style:family="paragraph" style:parent-style-name="tx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Untertitel" style:display-name="tx~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x_7e_LT_7e_Hintergrund" style:display-name="tx~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Gliederung_20_1" style:display-name="Title and Content~LT~Gliederung 1" style:family="paragraph" style:default-outline-level="">
      <style:paragraph-properties fo:margin-top="0.2165in" fo:margin-bottom="0in" loext:contextual-spacing="false"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29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9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728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29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866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30.5pt" fo:language="en" fo:country="US" fo:font-style="normal" fo:text-shadow="none" style:text-underline-style="none" fo:font-weight="normal" style:letter-kerning="true" style:font-name-asian="DejaVu Sans" style:font-family-asian="'DejaVu Sans'" style:font-family-generic-asian="system" style:font-pitch-asian="variable" style:font-size-asian="30.5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urier New" fo:font-family="'Courier New'" style:font-family-generic="roman" style:font-pitch="variable" fo:font-size="12pt" style:font-size-asian="12pt"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style:font-name-complex="OpenSymbol3" style:font-family-complex="OpenSymbol" style:font-family-generic-complex="system" style:font-pitch-complex="variable"/>
    </style:style>
    <style:style style:name="ListLabel_20_374" style:display-name="ListLabel 374" style:family="text">
      <style:text-properties style:font-name-complex="OpenSymbol3" style:font-family-complex="OpenSymbol" style:font-family-generic-complex="system" style:font-pitch-complex="variable"/>
    </style:style>
    <style:style style:name="ListLabel_20_375" style:display-name="ListLabel 375" style:family="text">
      <style:text-properties style:font-name-complex="OpenSymbol3" style:font-family-complex="OpenSymbol" style:font-family-generic-complex="system" style:font-pitch-complex="variable"/>
    </style:style>
    <style:style style:name="ListLabel_20_376" style:display-name="ListLabel 376" style:family="text">
      <style:text-properties style:font-name-complex="OpenSymbol3" style:font-family-complex="OpenSymbol" style:font-family-generic-complex="system" style:font-pitch-complex="variable"/>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fo:font-size="12pt" style:font-size-asian="12pt"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fo:font-size="12pt" style:font-size-asian="12pt"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fo:font-size="12pt" style:font-size-asian="12pt"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style:font-name-complex="OpenSymbol3" style:font-family-complex="OpenSymbol" style:font-family-generic-complex="system" style:font-pitch-complex="variable"/>
    </style:style>
    <style:style style:name="ListLabel_20_459" style:display-name="ListLabel 459" style:family="text">
      <style:text-properties style:font-name-complex="OpenSymbol3" style:font-family-complex="OpenSymbol" style:font-family-generic-complex="system" style:font-pitch-complex="variable"/>
    </style:style>
    <style:style style:name="ListLabel_20_460" style:display-name="ListLabel 460" style:family="text">
      <style:text-properties fo:font-size="12pt" style:font-size-asian="12pt" style:font-name-complex="OpenSymbol3" style:font-family-complex="OpenSymbol" style:font-family-generic-complex="system" style:font-pitch-complex="variable"/>
    </style:style>
    <style:style style:name="ListLabel_20_461" style:display-name="ListLabel 461" style:family="text">
      <style:text-properties style:font-name-complex="OpenSymbol3" style:font-family-complex="OpenSymbol" style:font-family-generic-complex="system" style:font-pitch-complex="variable"/>
    </style:style>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fo:font-size="12pt" style:font-size-asian="12pt"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fo:font-size="12pt" style:font-size-asian="12pt"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fo:font-size="12pt" style:font-size-asian="12pt"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style:font-name-complex="OpenSymbol3" style:font-family-complex="OpenSymbol" style:font-family-generic-complex="system" style:font-pitch-complex="variable"/>
    </style:style>
    <style:style style:name="ListLabel_20_580" style:display-name="ListLabel 580" style:family="text">
      <style:text-properties style:font-name-complex="OpenSymbol3" style:font-family-complex="OpenSymbol" style:font-family-generic-complex="system" style:font-pitch-complex="variable"/>
    </style:style>
    <style:style style:name="ListLabel_20_581" style:display-name="ListLabel 581" style:family="text">
      <style:text-properties style:font-name-complex="OpenSymbol3" style:font-family-complex="OpenSymbol" style:font-family-generic-complex="system" style:font-pitch-complex="variable"/>
    </style:style>
    <style:style style:name="ListLabel_20_582" style:display-name="ListLabel 582" style:family="text">
      <style:text-properties style:font-name-complex="OpenSymbol3" style:font-family-complex="OpenSymbol" style:font-family-generic-complex="system" style:font-pitch-complex="variable"/>
    </style:style>
    <style:style style:name="ListLabel_20_583" style:display-name="ListLabel 583" style:family="text">
      <style:text-properties style:font-name-complex="OpenSymbol3" style:font-family-complex="OpenSymbol" style:font-family-generic-complex="system" style:font-pitch-complex="variable"/>
    </style:style>
    <style:style style:name="ListLabel_20_584" style:display-name="ListLabel 584" style:family="text">
      <style:text-properties style:font-name-complex="OpenSymbol3" style:font-family-complex="OpenSymbol" style:font-family-generic-complex="system" style:font-pitch-complex="variable"/>
    </style:style>
    <style:style style:name="ListLabel_20_585" style:display-name="ListLabel 585" style:family="text">
      <style:text-properties style:font-name-complex="OpenSymbol3" style:font-family-complex="OpenSymbol" style:font-family-generic-complex="system" style:font-pitch-complex="variable"/>
    </style:style>
    <style:style style:name="ListLabel_20_586" style:display-name="ListLabel 586" style:family="text">
      <style:text-properties style:font-name-complex="OpenSymbol3" style:font-family-complex="OpenSymbol" style:font-family-generic-complex="system" style:font-pitch-complex="variable"/>
    </style:style>
    <style:style style:name="ListLabel_20_587" style:display-name="ListLabel 587" style:family="text">
      <style:text-properties style:font-name-complex="OpenSymbol3" style:font-family-complex="OpenSymbol" style:font-family-generic-complex="system" style:font-pitch-complex="variable"/>
    </style:style>
    <style:style style:name="ListLabel_20_588" style:display-name="ListLabel 588" style:family="text">
      <style:text-properties style:font-name-complex="OpenSymbol3" style:font-family-complex="OpenSymbol" style:font-family-generic-complex="system" style:font-pitch-complex="variable"/>
    </style:style>
    <style:style style:name="ListLabel_20_589" style:display-name="ListLabel 589" style:family="text">
      <style:text-properties style:font-name-complex="OpenSymbol3" style:font-family-complex="OpenSymbol" style:font-family-generic-complex="system" style:font-pitch-complex="variable"/>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fo:font-size="12pt" style:font-size-asian="12pt"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fo:font-size="12pt" style:font-size-asian="12pt" style:font-name-complex="OpenSymbol3" style:font-family-complex="OpenSymbol" style:font-family-generic-complex="system" style:font-pitch-complex="variable"/>
    </style:style>
    <style:style style:name="ListLabel_20_659" style:display-name="ListLabel 659" style:family="text">
      <style:text-properties fo:font-size="12pt" style:font-size-asian="12pt"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fo:font-size="12pt" style:font-size-asian="12pt" style:font-name-complex="OpenSymbol3" style:font-family-complex="OpenSymbol" style:font-family-generic-complex="system" style:font-pitch-complex="variable"/>
    </style:style>
    <style:style style:name="ListLabel_20_668" style:display-name="ListLabel 668" style:family="text">
      <style:text-properties fo:font-size="12pt" style:font-size-asian="12pt"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fo:font-size="12pt" style:font-size-asian="12pt" style:font-name-complex="OpenSymbol3" style:font-family-complex="OpenSymbol" style:font-family-generic-complex="system" style:font-pitch-complex="variable"/>
    </style:style>
    <style:style style:name="ListLabel_20_686" style:display-name="ListLabel 686" style:family="text">
      <style:text-properties fo:font-size="12pt" style:font-size-asian="12pt"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fo:font-size="12pt" style:font-size-asian="12pt" style:font-name-complex="OpenSymbol3" style:font-family-complex="OpenSymbol" style:font-family-generic-complex="system" style:font-pitch-complex="variable"/>
    </style:style>
    <style:style style:name="ListLabel_20_704" style:display-name="ListLabel 704" style:family="text">
      <style:text-properties fo:font-size="12pt" style:font-size-asian="12pt"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style:font-name-complex="OpenSymbol3" style:font-family-complex="OpenSymbol" style:font-family-generic-complex="system" style:font-pitch-complex="variable"/>
    </style:style>
    <style:style style:name="ListLabel_20_708" style:display-name="ListLabel 708" style:family="text">
      <style:text-properties style:font-name-complex="OpenSymbol3" style:font-family-complex="OpenSymbol" style:font-family-generic-complex="system" style:font-pitch-complex="variable"/>
    </style:style>
    <style:style style:name="ListLabel_20_709" style:display-name="ListLabel 709" style:family="text">
      <style:text-properties style:font-name-complex="OpenSymbol3" style:font-family-complex="Open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OpenSymbol3" style:font-family-complex="OpenSymbol" style:font-family-generic-complex="system" style:font-pitch-complex="variable"/>
    </style:style>
    <style:style style:name="ListLabel_20_712" style:display-name="ListLabel 71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13" style:display-name="ListLabel 713" style:family="text">
      <style:text-properties style:font-name-complex="OpenSymbol3" style:font-family-complex="OpenSymbol" style:font-family-generic-complex="system" style:font-pitch-complex="variable"/>
    </style:style>
    <style:style style:name="ListLabel_20_714" style:display-name="ListLabel 714" style:family="text">
      <style:text-properties style:font-name-complex="OpenSymbol3" style:font-family-complex="OpenSymbol" style:font-family-generic-complex="system" style:font-pitch-complex="variable"/>
    </style:style>
    <style:style style:name="ListLabel_20_715" style:display-name="ListLabel 715" style:family="text">
      <style:text-properties style:font-name-complex="OpenSymbol3" style:font-family-complex="OpenSymbol" style:font-family-generic-complex="system" style:font-pitch-complex="variable"/>
    </style:style>
    <style:style style:name="ListLabel_20_716" style:display-name="ListLabel 716" style:family="text">
      <style:text-properties style:font-name-complex="OpenSymbol3" style:font-family-complex="OpenSymbol" style:font-family-generic-complex="system" style:font-pitch-complex="variable"/>
    </style:style>
    <style:style style:name="ListLabel_20_717" style:display-name="ListLabel 717" style:family="text">
      <style:text-properties style:font-name-complex="OpenSymbol3" style:font-family-complex="OpenSymbol" style:font-family-generic-complex="system" style:font-pitch-complex="variable"/>
    </style:style>
    <style:style style:name="ListLabel_20_718" style:display-name="ListLabel 718" style:family="text">
      <style:text-properties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fo:font-size="12pt" style:font-size-asian="12pt" style:font-name-complex="OpenSymbol3" style:font-family-complex="OpenSymbol" style:font-family-generic-complex="system" style:font-pitch-complex="variable"/>
    </style:style>
    <style:style style:name="ListLabel_20_722" style:display-name="ListLabel 722" style:family="text">
      <style:text-properties fo:font-size="12pt" style:font-size-asian="12pt"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fo:font-size="12pt" style:font-size-asian="12pt" style:font-name-complex="OpenSymbol3" style:font-family-complex="OpenSymbol" style:font-family-generic-complex="system" style:font-pitch-complex="variable"/>
    </style:style>
    <style:style style:name="ListLabel_20_794" style:display-name="ListLabel 794" style:family="text">
      <style:text-properties fo:font-size="12pt" style:font-size-asian="12pt"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style:font-name-complex="OpenSymbol3" style:font-family-complex="OpenSymbol" style:font-family-generic-complex="system" style:font-pitch-complex="variable"/>
    </style:style>
    <style:style style:name="ListLabel_20_854" style:display-name="ListLabel 854" style:family="text">
      <style:text-properties style:font-name-complex="OpenSymbol3" style:font-family-complex="OpenSymbol" style:font-family-generic-complex="system" style:font-pitch-complex="variable"/>
    </style:style>
    <style:style style:name="ListLabel_20_855" style:display-name="ListLabel 855" style:family="text">
      <style:text-properties style:font-name-complex="OpenSymbol3" style:font-family-complex="OpenSymbol" style:font-family-generic-complex="system" style:font-pitch-complex="variable"/>
    </style:style>
    <style:style style:name="ListLabel_20_856" style:display-name="ListLabel 856" style:family="text">
      <style:text-properties style:font-name-complex="OpenSymbol3" style:font-family-complex="OpenSymbol" style:font-family-generic-complex="system" style:font-pitch-complex="variable"/>
    </style:style>
    <style:style style:name="ListLabel_20_857" style:display-name="ListLabel 857" style:family="text">
      <style:text-properties style:font-name-complex="OpenSymbol3" style:font-family-complex="OpenSymbol" style:font-family-generic-complex="system" style:font-pitch-complex="variable"/>
    </style:style>
    <style:style style:name="ListLabel_20_858" style:display-name="ListLabel 858" style:family="text">
      <style:text-properties style:font-name-complex="OpenSymbol3" style:font-family-complex="OpenSymbol" style:font-family-generic-complex="system" style:font-pitch-complex="variable"/>
    </style:style>
    <style:style style:name="ListLabel_20_859" style:display-name="ListLabel 859" style:family="text">
      <style:text-properties style:font-name-complex="OpenSymbol3" style:font-family-complex="OpenSymbol" style:font-family-generic-complex="system" style:font-pitch-complex="variable"/>
    </style:style>
    <style:style style:name="ListLabel_20_860" style:display-name="ListLabel 860" style:family="text">
      <style:text-properties style:font-name-complex="OpenSymbol3" style:font-family-complex="OpenSymbol" style:font-family-generic-complex="system" style:font-pitch-complex="variable"/>
    </style:style>
    <style:style style:name="ListLabel_20_861" style:display-name="ListLabel 861" style:family="text">
      <style:text-properties style:font-name-complex="OpenSymbol3" style:font-family-complex="OpenSymbol" style:font-family-generic-complex="system" style:font-pitch-complex="variable"/>
    </style:style>
    <style:style style:name="ListLabel_20_862" style:display-name="ListLabel 862" style:family="text">
      <style:text-properties style:font-name-complex="OpenSymbol3" style:font-family-complex="OpenSymbol" style:font-family-generic-complex="system" style:font-pitch-complex="variable"/>
    </style:style>
    <style:style style:name="ListLabel_20_863" style:display-name="ListLabel 863" style:family="text">
      <style:text-properties style:font-name-complex="OpenSymbol3" style:font-family-complex="OpenSymbol" style:font-family-generic-complex="system" style:font-pitch-complex="variable"/>
    </style:style>
    <style:style style:name="ListLabel_20_864" style:display-name="ListLabel 864" style:family="text">
      <style:text-properties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fo:font-size="12pt" style:font-size-asian="12pt" style:font-name-complex="OpenSymbol3" style:font-family-complex="OpenSymbol" style:font-family-generic-complex="system" style:font-pitch-complex="variable"/>
    </style:style>
    <style:style style:name="ListLabel_20_929" style:display-name="ListLabel 929" style:family="text">
      <style:text-properties fo:font-size="12pt" style:font-size-asian="12pt"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style:font-name-complex="OpenSymbol3" style:font-family-complex="OpenSymbol" style:font-family-generic-complex="system" style:font-pitch-complex="variable"/>
    </style:style>
    <style:style style:name="ListLabel_20_991" style:display-name="ListLabel 991" style:family="text">
      <style:text-properties style:font-name-complex="OpenSymbol3" style:font-family-complex="OpenSymbol" style:font-family-generic-complex="system" style:font-pitch-complex="variable"/>
    </style:style>
    <style:style style:name="ListLabel_20_992" style:display-name="ListLabel 992" style:family="text">
      <style:text-properties style:font-name-complex="OpenSymbol3" style:font-family-complex="OpenSymbol" style:font-family-generic-complex="system" style:font-pitch-complex="variable"/>
    </style:style>
    <style:style style:name="ListLabel_20_993" style:display-name="ListLabel 993" style:family="text">
      <style:text-properties style:font-name-complex="OpenSymbol3" style:font-family-complex="OpenSymbol" style:font-family-generic-complex="system" style:font-pitch-complex="variable"/>
    </style:style>
    <style:style style:name="ListLabel_20_994" style:display-name="ListLabel 994" style:family="text">
      <style:text-properties style:font-name-complex="OpenSymbol3" style:font-family-complex="OpenSymbol" style:font-family-generic-complex="system" style:font-pitch-complex="variable"/>
    </style:style>
    <style:style style:name="ListLabel_20_995" style:display-name="ListLabel 995" style:family="text">
      <style:text-properties style:font-name-complex="OpenSymbol3" style:font-family-complex="OpenSymbol" style:font-family-generic-complex="system" style:font-pitch-complex="variable"/>
    </style:style>
    <style:style style:name="ListLabel_20_996" style:display-name="ListLabel 996" style:family="text">
      <style:text-properties style:font-name-complex="OpenSymbol3" style:font-family-complex="OpenSymbol" style:font-family-generic-complex="system" style:font-pitch-complex="variable"/>
    </style:style>
    <style:style style:name="ListLabel_20_997" style:display-name="ListLabel 997" style:family="text">
      <style:text-properties style:font-name-complex="OpenSymbol3" style:font-family-complex="OpenSymbol" style:font-family-generic-complex="system" style:font-pitch-complex="variable"/>
    </style:style>
    <style:style style:name="ListLabel_20_998" style:display-name="ListLabel 998" style:family="text">
      <style:text-properties style:font-name-complex="OpenSymbol3" style:font-family-complex="OpenSymbol" style:font-family-generic-complex="system" style:font-pitch-complex="variable"/>
    </style:style>
    <style:style style:name="ListLabel_20_999" style:display-name="ListLabel 999" style:family="text">
      <style:text-properties style:font-name-complex="OpenSymbol3" style:font-family-complex="OpenSymbol" style:font-family-generic-complex="system" style:font-pitch-complex="variable"/>
    </style:style>
    <style:style style:name="ListLabel_20_1000" style:display-name="ListLabel 1000" style:family="text">
      <style:text-properties style:font-name-complex="OpenSymbol3" style:font-family-complex="OpenSymbol" style:font-family-generic-complex="system" style:font-pitch-complex="variable"/>
    </style:style>
    <style:style style:name="ListLabel_20_1001" style:display-name="ListLabel 1001" style:family="text">
      <style:text-properties style:font-name-complex="OpenSymbol3" style:font-family-complex="OpenSymbol" style:font-family-generic-complex="system" style:font-pitch-complex="variable"/>
    </style:style>
    <style:style style:name="ListLabel_20_1002" style:display-name="ListLabel 1002" style:family="text">
      <style:text-properties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style:font-name-complex="OpenSymbol3" style:font-family-complex="OpenSymbol" style:font-family-generic-complex="system" style:font-pitch-complex="variable"/>
    </style:style>
    <style:style style:name="ListLabel_20_1129" style:display-name="ListLabel 1129" style:family="text">
      <style:text-properties style:font-name-complex="OpenSymbol3" style:font-family-complex="OpenSymbol" style:font-family-generic-complex="system" style:font-pitch-complex="variable"/>
    </style:style>
    <style:style style:name="ListLabel_20_1130" style:display-name="ListLabel 1130" style:family="text">
      <style:text-properties style:font-name-complex="OpenSymbol3" style:font-family-complex="OpenSymbol" style:font-family-generic-complex="system" style:font-pitch-complex="variable"/>
    </style:style>
    <style:style style:name="ListLabel_20_1131" style:display-name="ListLabel 1131" style:family="text">
      <style:text-properties style:font-name-complex="OpenSymbol3" style:font-family-complex="OpenSymbol" style:font-family-generic-complex="system" style:font-pitch-complex="variable"/>
    </style:style>
    <style:style style:name="ListLabel_20_1132" style:display-name="ListLabel 1132" style:family="text">
      <style:text-properties style:font-name-complex="OpenSymbol3" style:font-family-complex="OpenSymbol" style:font-family-generic-complex="system" style:font-pitch-complex="variable"/>
    </style:style>
    <style:style style:name="ListLabel_20_1133" style:display-name="ListLabel 1133" style:family="text">
      <style:text-properties style:font-name-complex="OpenSymbol3" style:font-family-complex="OpenSymbol" style:font-family-generic-complex="system" style:font-pitch-complex="variable"/>
    </style:style>
    <style:style style:name="ListLabel_20_1134" style:display-name="ListLabel 1134" style:family="text">
      <style:text-properties style:font-name-complex="OpenSymbol3" style:font-family-complex="OpenSymbol" style:font-family-generic-complex="system" style:font-pitch-complex="variable"/>
    </style:style>
    <style:style style:name="ListLabel_20_1135" style:display-name="ListLabel 1135" style:family="text">
      <style:text-properties style:font-name-complex="OpenSymbol3" style:font-family-complex="OpenSymbol" style:font-family-generic-complex="system" style:font-pitch-complex="variable"/>
    </style:style>
    <style:style style:name="ListLabel_20_1136" style:display-name="ListLabel 1136" style:family="text">
      <style:text-properties style:font-name-complex="OpenSymbol3" style:font-family-complex="OpenSymbol" style:font-family-generic-complex="system" style:font-pitch-complex="variable"/>
    </style:style>
    <style:style style:name="ListLabel_20_1137" style:display-name="ListLabel 1137" style:family="text">
      <style:text-properties style:font-name-complex="OpenSymbol3" style:font-family-complex="OpenSymbol" style:font-family-generic-complex="system" style:font-pitch-complex="variable"/>
    </style:style>
    <style:style style:name="ListLabel_20_1138" style:display-name="ListLabel 1138" style:family="text">
      <style:text-properties style:font-name-complex="OpenSymbol3" style:font-family-complex="OpenSymbol" style:font-family-generic-complex="system" style:font-pitch-complex="variable"/>
    </style:style>
    <style:style style:name="ListLabel_20_1139" style:display-name="ListLabel 1139" style:family="text">
      <style:text-properties style:font-name-complex="OpenSymbol3" style:font-family-complex="OpenSymbol" style:font-family-generic-complex="system" style:font-pitch-complex="variable"/>
    </style:style>
    <style:style style:name="ListLabel_20_1140" style:display-name="ListLabel 1140" style:family="text">
      <style:text-properties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urier New" fo:font-family="'Courier New'" style:font-family-generic="roman" style:font-pitch="variable"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35"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36"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37"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38"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9"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0"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41"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42"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43"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44"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45"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46"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47"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48"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9"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0"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51"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52"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53"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54"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55"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56"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57"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58"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9"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0"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61"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62"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63"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64"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65"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66"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67"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68"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9"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0"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71"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72"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73"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74"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75"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76"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77"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78"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9"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180"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81"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82"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83"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84"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85"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86"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87"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88"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89"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0"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91"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92"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93"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94"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95"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96"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97"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98"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9"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0"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01"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02"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03"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04"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05"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06"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07"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08"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9"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0"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11"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12"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13"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14"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15"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21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1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1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2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2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2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2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2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2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2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3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writing-mode="rl-tb"/>
      <style:text-properties fo:font-size="10pt" style:text-underline-style="solid" style:text-underline-width="auto" style:text-underline-color="font-color" style:font-size-asian="10pt" style:font-size-complex="10pt"/>
    </style:style>
    <style:page-layout style:name="Mpm1">
      <style:page-layout-properties fo:page-width="8.5in" fo:page-height="11in" style:num-format="1" style:print-orientation="portrait" fo:margin-top="0.9in" fo:margin-bottom="0.9in" fo:margin-left="0.9in" fo:margin-right="0.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71in" fo:margin-left="0in" fo:margin-right="0in" fo:margin-bottom="0.3181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09:00</meta:creation-date>
    <meta:initial-creator>דונה לוי/Donna Levy</meta:initial-creator>
    <dc:language>en-US</dc:language>
    <dc:date>2020-03-15T16:00:09.134000000</dc:date>
    <meta:editing-cycles>1671</meta:editing-cycles>
    <meta:editing-duration>P2DT21H19M6S</meta:editing-duration>
    <meta:generator>LibreOffice/6.1.1.2$Windows_X86_64 LibreOffice_project/5d19a1bfa650b796764388cd8b33a5af1f5baa1b</meta:generator>
    <meta:document-statistic meta:table-count="1" meta:image-count="0" meta:object-count="0" meta:page-count="10" meta:paragraph-count="121" meta:word-count="2094" meta:character-count="11497" meta:non-whitespace-character-count="94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